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Свекла</text:p>
          </table:table-cell>
          <table:table-cell office:value-type="string">
            <text:p>1,50</text:p>
          </table:table-cell>
          <table:table-cell office:value-type="string">
            <text:p>0,10</text:p>
          </table:table-cell>
          <table:table-cell office:value-type="string">
            <text:p>8,80</text:p>
          </table:table-cell>
          <table:table-cell office:value-type="string">
            <text:p>40,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Курица (грудка вареная)</text:p>
          </table:table-cell>
          <table:table-cell office:value-type="string">
            <text:p>29,80</text:p>
          </table:table-cell>
          <table:table-cell office:value-type="string">
            <text:p>1,80</text:p>
          </table:table-cell>
          <table:table-cell office:value-type="string">
            <text:p>0,50</text:p>
          </table:table-cell>
          <table:table-cell office:value-type="string">
            <text:p>137,0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Овсяная каша на молоке</text:p>
          </table:table-cell>
          <table:table-cell office:value-type="string">
            <text:p>3,20</text:p>
          </table:table-cell>
          <table:table-cell office:value-type="string">
            <text:p>4,10</text:p>
          </table:table-cell>
          <table:table-cell office:value-type="string">
            <text:p>14,20</text:p>
          </table:table-cell>
          <table:table-cell office:value-type="string">
            <text:p>102,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Орехи</text:p>
          </table:table-cell>
          <table:table-cell office:value-type="string">
            <text:p>15,00</text:p>
          </table:table-cell>
          <table:table-cell office:value-type="string">
            <text:p>40,00</text:p>
          </table:table-cell>
          <table:table-cell office:value-type="string">
            <text:p>20,00</text:p>
          </table:table-cell>
          <table:table-cell office:value-type="string">
            <text:p>500,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Смесь Ягод</text:p>
          </table:table-cell>
          <table:table-cell office:value-type="string">
            <text:p>3,20</text:p>
          </table:table-cell>
          <table:table-cell office:value-type="string">
            <text:p>4,10</text:p>
          </table:table-cell>
          <table:table-cell office:value-type="string">
            <text:p>14,20</text:p>
          </table:table-cell>
          <table:table-cell office:value-type="string">
            <text:p>102,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Тирамису</text:p>
          </table:table-cell>
          <table:table-cell office:value-type="string">
            <text:p>9,80</text:p>
          </table:table-cell>
          <table:table-cell office:value-type="string">
            <text:p>10,80</text:p>
          </table:table-cell>
          <table:table-cell office:value-type="string">
            <text:p>46,70</text:p>
          </table:table-cell>
          <table:table-cell office:value-type="string">
            <text:p>292,0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Телятина в Сливочно-Мясном Соусе</text:p>
          </table:table-cell>
          <table:table-cell office:value-type="string">
            <text:p>22,60</text:p>
          </table:table-cell>
          <table:table-cell office:value-type="string">
            <text:p>12,80</text:p>
          </table:table-cell>
          <table:table-cell office:value-type="string">
            <text:p>9,40</text:p>
          </table:table-cell>
          <table:table-cell office:value-type="string">
            <text:p>243,0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Кус-Кус с Овощами</text:p>
          </table:table-cell>
          <table:table-cell office:value-type="string">
            <text:p>1,30</text:p>
          </table:table-cell>
          <table:table-cell office:value-type="string">
            <text:p>6,30</text:p>
          </table:table-cell>
          <table:table-cell office:value-type="string">
            <text:p>7,30</text:p>
          </table:table-cell>
          <table:table-cell office:value-type="string">
            <text:p>91,0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Морковный Крем-Суп</text:p>
          </table:table-cell>
          <table:table-cell office:value-type="string">
            <text:p>3,00</text:p>
          </table:table-cell>
          <table:table-cell office:value-type="string">
            <text:p>13,50</text:p>
          </table:table-cell>
          <table:table-cell office:value-type="string">
            <text:p>13,10</text:p>
          </table:table-cell>
          <table:table-cell office:value-type="string">
            <text:p>178,0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Салат с Тунцом</text:p>
          </table:table-cell>
          <table:table-cell office:value-type="string">
            <text:p>9,00</text:p>
          </table:table-cell>
          <table:table-cell office:value-type="string">
            <text:p>8,00</text:p>
          </table:table-cell>
          <table:table-cell office:value-type="string">
            <text:p>3,00</text:p>
          </table:table-cell>
          <table:table-cell office:value-type="string">
            <text:p>120,0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Яйцо Пашот на Подушке из Шпината</text:p>
          </table:table-cell>
          <table:table-cell office:value-type="string">
            <text:p>7,20</text:p>
          </table:table-cell>
          <table:table-cell office:value-type="string">
            <text:p>15,90</text:p>
          </table:table-cell>
          <table:table-cell office:value-type="string">
            <text:p>1,70</text:p>
          </table:table-cell>
          <table:table-cell office:value-type="string">
            <text:p>176,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Белые свежие</text:p>
          </table:table-cell>
          <table:table-cell office:value-type="string">
            <text:p>3,30</text:p>
          </table:table-cell>
          <table:table-cell office:value-type="string">
            <text:p>1,50</text:p>
          </table:table-cell>
          <table:table-cell office:value-type="string">
            <text:p>2,40</text:p>
          </table:table-cell>
          <table:table-cell office:value-type="string">
            <text:p>32,0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Белые сушеные</text:p>
          </table:table-cell>
          <table:table-cell office:value-type="string">
            <text:p>23,80</text:p>
          </table:table-cell>
          <table:table-cell office:value-type="string">
            <text:p>6,80</text:p>
          </table:table-cell>
          <table:table-cell office:value-type="string">
            <text:p>30,20</text:p>
          </table:table-cell>
          <table:table-cell office:value-type="string">
            <text:p>277,0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Вешенки свежие</text:p>
          </table:table-cell>
          <table:table-cell office:value-type="string">
            <text:p>2,50</text:p>
          </table:table-cell>
          <table:table-cell office:value-type="string">
            <text:p>0,50</text:p>
          </table:table-cell>
          <table:table-cell office:value-type="string">
            <text:p>6,20</text:p>
          </table:table-cell>
          <table:table-cell office:value-type="string">
            <text:p>34,00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Лисички свежие</text:p>
          </table:table-cell>
          <table:table-cell office:value-type="string">
            <text:p>1,50</text:p>
          </table:table-cell>
          <table:table-cell office:value-type="string">
            <text:p>1,00</text:p>
          </table:table-cell>
          <table:table-cell office:value-type="string">
            <text:p>2,40</text:p>
          </table:table-cell>
          <table:table-cell office:value-type="string">
            <text:p>22,0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Лисички сушеные</text:p>
          </table:table-cell>
          <table:table-cell office:value-type="string">
            <text:p>22,00</text:p>
          </table:table-cell>
          <table:table-cell office:value-type="string">
            <text:p>7,20</text:p>
          </table:table-cell>
          <table:table-cell office:value-type="string">
            <text:p>25,40</text:p>
          </table:table-cell>
          <table:table-cell office:value-type="string">
            <text:p>268,0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Маслята свежие</text:p>
          </table:table-cell>
          <table:table-cell office:value-type="string">
            <text:p>2,50</text:p>
          </table:table-cell>
          <table:table-cell office:value-type="string">
            <text:p>0,70</text:p>
          </table:table-cell>
          <table:table-cell office:value-type="string">
            <text:p>1,50</text:p>
          </table:table-cell>
          <table:table-cell office:value-type="string">
            <text:p>12,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Опята свежие</text:p>
          </table:table-cell>
          <table:table-cell office:value-type="string">
            <text:p>2,40</text:p>
          </table:table-cell>
          <table:table-cell office:value-type="string">
            <text:p>1,00</text:p>
          </table:table-cell>
          <table:table-cell office:value-type="string">
            <text:p>2,50</text:p>
          </table:table-cell>
          <table:table-cell office:value-type="string">
            <text:p>25,0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Подберезовики свежие</text:p>
          </table:table-cell>
          <table:table-cell office:value-type="string">
            <text:p>2,10</text:p>
          </table:table-cell>
          <table:table-cell office:value-type="string">
            <text:p>1,20</text:p>
          </table:table-cell>
          <table:table-cell office:value-type="string">
            <text:p>3,40</text:p>
          </table:table-cell>
          <table:table-cell office:value-type="string">
            <text:p>30,0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Подберезовики сушеные</text:p>
          </table:table-cell>
          <table:table-cell office:value-type="string">
            <text:p>23,30</text:p>
          </table:table-cell>
          <table:table-cell office:value-type="string">
            <text:p>9,50</text:p>
          </table:table-cell>
          <table:table-cell office:value-type="string">
            <text:p>14,40</text:p>
          </table:table-cell>
          <table:table-cell office:value-type="string">
            <text:p>231,0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Подосиновики свежие</text:p>
          </table:table-cell>
          <table:table-cell office:value-type="string">
            <text:p>3,30</text:p>
          </table:table-cell>
          <table:table-cell office:value-type="string">
            <text:p>0,40</text:p>
          </table:table-cell>
          <table:table-cell office:value-type="string">
            <text:p>3,50</text:p>
          </table:table-cell>
          <table:table-cell office:value-type="string">
            <text:p>31,0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Подосиновики сушеные</text:p>
          </table:table-cell>
          <table:table-cell office:value-type="string">
            <text:p>35,20</text:p>
          </table:table-cell>
          <table:table-cell office:value-type="string">
            <text:p>5,40</text:p>
          </table:table-cell>
          <table:table-cell office:value-type="string">
            <text:p>33,00</text:p>
          </table:table-cell>
          <table:table-cell office:value-type="string">
            <text:p>325,0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Рыжики свежие</text:p>
          </table:table-cell>
          <table:table-cell office:value-type="string">
            <text:p>1,90</text:p>
          </table:table-cell>
          <table:table-cell office:value-type="string">
            <text:p>0,70</text:p>
          </table:table-cell>
          <table:table-cell office:value-type="string">
            <text:p>2,30</text:p>
          </table:table-cell>
          <table:table-cell office:value-type="string">
            <text:p>16,0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Сыроежки свежие</text:p>
          </table:table-cell>
          <table:table-cell office:value-type="string">
            <text:p>1,60</text:p>
          </table:table-cell>
          <table:table-cell office:value-type="string">
            <text:p>0,80</text:p>
          </table:table-cell>
          <table:table-cell office:value-type="string">
            <text:p>1,70</text:p>
          </table:table-cell>
          <table:table-cell office:value-type="string">
            <text:p>15,0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Шампиньоны свежие</text:p>
          </table:table-cell>
          <table:table-cell office:value-type="string">
            <text:p>4,30</text:p>
          </table:table-cell>
          <table:table-cell office:value-type="string">
            <text:p>0,90</text:p>
          </table:table-cell>
          <table:table-cell office:value-type="string">
            <text:p>1,40</text:p>
          </table:table-cell>
          <table:table-cell office:value-type="string">
            <text:p>29,00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Гречневая каша</text:p>
          </table:table-cell>
          <table:table-cell office:value-type="string">
            <text:p>4,50</text:p>
          </table:table-cell>
          <table:table-cell office:value-type="string">
            <text:p>1,60</text:p>
          </table:table-cell>
          <table:table-cell office:value-type="string">
            <text:p>27,40</text:p>
          </table:table-cell>
          <table:table-cell office:value-type="string">
            <text:p>137,0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Кукурузные хлопья</text:p>
          </table:table-cell>
          <table:table-cell office:value-type="string">
            <text:p>6,50</text:p>
          </table:table-cell>
          <table:table-cell office:value-type="string">
            <text:p>2,90</text:p>
          </table:table-cell>
          <table:table-cell office:value-type="string">
            <text:p>83,80</text:p>
          </table:table-cell>
          <table:table-cell office:value-type="string">
            <text:p>372,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Манная каша</text:p>
          </table:table-cell>
          <table:table-cell office:value-type="string">
            <text:p>2,50</text:p>
          </table:table-cell>
          <table:table-cell office:value-type="string">
            <text:p>0,30</text:p>
          </table:table-cell>
          <table:table-cell office:value-type="string">
            <text:p>16,40</text:p>
          </table:table-cell>
          <table:table-cell office:value-type="string">
            <text:p>77,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Овсяная каша</text:p>
          </table:table-cell>
          <table:table-cell office:value-type="string">
            <text:p>3,20</text:p>
          </table:table-cell>
          <table:table-cell office:value-type="string">
            <text:p>1,80</text:p>
          </table:table-cell>
          <table:table-cell office:value-type="string">
            <text:p>15,40</text:p>
          </table:table-cell>
          <table:table-cell office:value-type="string">
            <text:p>93,0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Овсяные хлопья</text:p>
          </table:table-cell>
          <table:table-cell office:value-type="string">
            <text:p>11,90</text:p>
          </table:table-cell>
          <table:table-cell office:value-type="string">
            <text:p>7,50</text:p>
          </table:table-cell>
          <table:table-cell office:value-type="string">
            <text:p>69,10</text:p>
          </table:table-cell>
          <table:table-cell office:value-type="string">
            <text:p>358,0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Перловая каша</text:p>
          </table:table-cell>
          <table:table-cell office:value-type="string">
            <text:p>3,20</text:p>
          </table:table-cell>
          <table:table-cell office:value-type="string">
            <text:p>0,50</text:p>
          </table:table-cell>
          <table:table-cell office:value-type="string">
            <text:p>22,70</text:p>
          </table:table-cell>
          <table:table-cell office:value-type="string">
            <text:p>102,00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Пшенная каша</text:p>
          </table:table-cell>
          <table:table-cell office:value-type="string">
            <text:p>3,00</text:p>
          </table:table-cell>
          <table:table-cell office:value-type="string">
            <text:p>0,80</text:p>
          </table:table-cell>
          <table:table-cell office:value-type="string">
            <text:p>17,20</text:p>
          </table:table-cell>
          <table:table-cell office:value-type="string">
            <text:p>92,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Рисовая каша</text:p>
          </table:table-cell>
          <table:table-cell office:value-type="string">
            <text:p>1,50</text:p>
          </table:table-cell>
          <table:table-cell office:value-type="string">
            <text:p>0,20</text:p>
          </table:table-cell>
          <table:table-cell office:value-type="string">
            <text:p>17,30</text:p>
          </table:table-cell>
          <table:table-cell office:value-type="string">
            <text:p>79,0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Ячневая каша</text:p>
          </table:table-cell>
          <table:table-cell office:value-type="string">
            <text:p>1,40</text:p>
          </table:table-cell>
          <table:table-cell office:value-type="string">
            <text:p>0,30</text:p>
          </table:table-cell>
          <table:table-cell office:value-type="string">
            <text:p>18,70</text:p>
          </table:table-cell>
          <table:table-cell office:value-type="string">
            <text:p>84,0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Ячневые хлопья</text:p>
          </table:table-cell>
          <table:table-cell office:value-type="string">
            <text:p>9,10</text:p>
          </table:table-cell>
          <table:table-cell office:value-type="string">
            <text:p>3,20</text:p>
          </table:table-cell>
          <table:table-cell office:value-type="string">
            <text:p>79,70</text:p>
          </table:table-cell>
          <table:table-cell office:value-type="string">
            <text:p>345,0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Колбаса вареная Докторская</text:p>
          </table:table-cell>
          <table:table-cell office:value-type="string">
            <text:p>13,40</text:p>
          </table:table-cell>
          <table:table-cell office:value-type="string">
            <text:p>22,90</text:p>
          </table:table-cell>
          <table:table-cell office:value-type="string">
            <text:p>0,00</text:p>
          </table:table-cell>
          <table:table-cell office:value-type="string">
            <text:p>257,00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Колбаса вареная Любительская</text:p>
          </table:table-cell>
          <table:table-cell office:value-type="string">
            <text:p>12,50</text:p>
          </table:table-cell>
          <table:table-cell office:value-type="string">
            <text:p>28,30</text:p>
          </table:table-cell>
          <table:table-cell office:value-type="string">
            <text:p>0,00</text:p>
          </table:table-cell>
          <table:table-cell office:value-type="string">
            <text:p>311,0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Колбаса вареная Молочная</text:p>
          </table:table-cell>
          <table:table-cell office:value-type="string">
            <text:p>11,10</text:p>
          </table:table-cell>
          <table:table-cell office:value-type="string">
            <text:p>22,50</text:p>
          </table:table-cell>
          <table:table-cell office:value-type="string">
            <text:p>0,00</text:p>
          </table:table-cell>
          <table:table-cell office:value-type="string">
            <text:p>243,00</text:p>
          </table:table-cell>
        </table:table-row>
        <table:table-row table:style-name="ro5">
          <table:table-cell office:value-type="float" office:value="63">
            <text:p>63</text:p>
          </table:table-cell>
          <table:table-cell office:value-type="string">
            <text:p>Колбаса полукопченая Любительская</text:p>
          </table:table-cell>
          <table:table-cell office:value-type="string">
            <text:p>17,60</text:p>
          </table:table-cell>
          <table:table-cell office:value-type="string">
            <text:p>39,10</text:p>
          </table:table-cell>
          <table:table-cell office:value-type="string">
            <text:p>0,00</text:p>
          </table:table-cell>
          <table:table-cell office:value-type="string">
            <text:p>428,0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Колбаса полукопченая Московская</text:p>
          </table:table-cell>
          <table:table-cell office:value-type="string">
            <text:p>19,10</text:p>
          </table:table-cell>
          <table:table-cell office:value-type="string">
            <text:p>36,10</text:p>
          </table:table-cell>
          <table:table-cell office:value-type="string">
            <text:p>0,00</text:p>
          </table:table-cell>
          <table:table-cell office:value-type="string">
            <text:p>402,0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Колбаса полукопченая Сервелат</text:p>
          </table:table-cell>
          <table:table-cell office:value-type="string">
            <text:p>16,10</text:p>
          </table:table-cell>
          <table:table-cell office:value-type="string">
            <text:p>40,20</text:p>
          </table:table-cell>
          <table:table-cell office:value-type="string">
            <text:p>0,00</text:p>
          </table:table-cell>
          <table:table-cell office:value-type="string">
            <text:p>423,00</text:p>
          </table:table-cell>
        </table:table-row>
        <table:table-row table:style-name="ro5">
          <table:table-cell office:value-type="float" office:value="66">
            <text:p>66</text:p>
          </table:table-cell>
          <table:table-cell office:value-type="string">
            <text:p>Колбаса сырокопченая Любительская</text:p>
          </table:table-cell>
          <table:table-cell office:value-type="string">
            <text:p>20,60</text:p>
          </table:table-cell>
          <table:table-cell office:value-type="string">
            <text:p>47,80</text:p>
          </table:table-cell>
          <table:table-cell office:value-type="string">
            <text:p>0,00</text:p>
          </table:table-cell>
          <table:table-cell office:value-type="string">
            <text:p>511,0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Колбаса сырокопченая Московская</text:p>
          </table:table-cell>
          <table:table-cell office:value-type="string">
            <text:p>24,30</text:p>
          </table:table-cell>
          <table:table-cell office:value-type="string">
            <text:p>41,60</text:p>
          </table:table-cell>
          <table:table-cell office:value-type="string">
            <text:p>0,00</text:p>
          </table:table-cell>
          <table:table-cell office:value-type="string">
            <text:p>476,0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Колбаса сырокопченая Сервелат</text:p>
          </table:table-cell>
          <table:table-cell office:value-type="string">
            <text:p>24,10</text:p>
          </table:table-cell>
          <table:table-cell office:value-type="string">
            <text:p>40,20</text:p>
          </table:table-cell>
          <table:table-cell office:value-type="string">
            <text:p>0,00</text:p>
          </table:table-cell>
          <table:table-cell office:value-type="string">
            <text:p>453,00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Колбаски охотничьи</text:p>
          </table:table-cell>
          <table:table-cell office:value-type="string">
            <text:p>27,10</text:p>
          </table:table-cell>
          <table:table-cell office:value-type="string">
            <text:p>24,60</text:p>
          </table:table-cell>
          <table:table-cell office:value-type="string">
            <text:p>0,00</text:p>
          </table:table-cell>
          <table:table-cell office:value-type="string">
            <text:p>325,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Кровянка</text:p>
          </table:table-cell>
          <table:table-cell office:value-type="string">
            <text:p>10,60</text:p>
          </table:table-cell>
          <table:table-cell office:value-type="string">
            <text:p>17,80</text:p>
          </table:table-cell>
          <table:table-cell office:value-type="string">
            <text:p>14,50</text:p>
          </table:table-cell>
          <table:table-cell office:value-type="string">
            <text:p>261,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Салями</text:p>
          </table:table-cell>
          <table:table-cell office:value-type="string">
            <text:p>21,30</text:p>
          </table:table-cell>
          <table:table-cell office:value-type="string">
            <text:p>53,60</text:p>
          </table:table-cell>
          <table:table-cell office:value-type="string">
            <text:p>1,10</text:p>
          </table:table-cell>
          <table:table-cell office:value-type="string">
            <text:p>576,00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Сардельки Говяжьи</text:p>
          </table:table-cell>
          <table:table-cell office:value-type="string">
            <text:p>11,10</text:p>
          </table:table-cell>
          <table:table-cell office:value-type="string">
            <text:p>18,20</text:p>
          </table:table-cell>
          <table:table-cell office:value-type="string">
            <text:p>1,60</text:p>
          </table:table-cell>
          <table:table-cell office:value-type="string">
            <text:p>215,00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Сардельки Свиные</text:p>
          </table:table-cell>
          <table:table-cell office:value-type="string">
            <text:p>10,10</text:p>
          </table:table-cell>
          <table:table-cell office:value-type="string">
            <text:p>31,80</text:p>
          </table:table-cell>
          <table:table-cell office:value-type="string">
            <text:p>1,70</text:p>
          </table:table-cell>
          <table:table-cell office:value-type="string">
            <text:p>330,00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Сосиски Говяжьи</text:p>
          </table:table-cell>
          <table:table-cell office:value-type="string">
            <text:p>10,30</text:p>
          </table:table-cell>
          <table:table-cell office:value-type="string">
            <text:p>20,30</text:p>
          </table:table-cell>
          <table:table-cell office:value-type="string">
            <text:p>0,90</text:p>
          </table:table-cell>
          <table:table-cell office:value-type="string">
            <text:p>229,00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Сосиски Куриные</text:p>
          </table:table-cell>
          <table:table-cell office:value-type="string">
            <text:p>10,60</text:p>
          </table:table-cell>
          <table:table-cell office:value-type="string">
            <text:p>22,10</text:p>
          </table:table-cell>
          <table:table-cell office:value-type="string">
            <text:p>3,30</text:p>
          </table:table-cell>
          <table:table-cell office:value-type="string">
            <text:p>242,0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Сосиски Любительские</text:p>
          </table:table-cell>
          <table:table-cell office:value-type="string">
            <text:p>9,80</text:p>
          </table:table-cell>
          <table:table-cell office:value-type="string">
            <text:p>30,10</text:p>
          </table:table-cell>
          <table:table-cell office:value-type="string">
            <text:p>0,40</text:p>
          </table:table-cell>
          <table:table-cell office:value-type="string">
            <text:p>318,00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Сосиски Молочные</text:p>
          </table:table-cell>
          <table:table-cell office:value-type="string">
            <text:p>11,30</text:p>
          </table:table-cell>
          <table:table-cell office:value-type="string">
            <text:p>23,90</text:p>
          </table:table-cell>
          <table:table-cell office:value-type="string">
            <text:p>1,10</text:p>
          </table:table-cell>
          <table:table-cell office:value-type="string">
            <text:p>260,00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Сосиски Свиные</text:p>
          </table:table-cell>
          <table:table-cell office:value-type="string">
            <text:p>9,20</text:p>
          </table:table-cell>
          <table:table-cell office:value-type="string">
            <text:p>23,20</text:p>
          </table:table-cell>
          <table:table-cell office:value-type="string">
            <text:p>4,50</text:p>
          </table:table-cell>
          <table:table-cell office:value-type="string">
            <text:p>284,00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Жир куриный</text:p>
          </table:table-cell>
          <table:table-cell office:value-type="string">
            <text:p>0,00</text:p>
          </table:table-cell>
          <table:table-cell office:value-type="string">
            <text:p>99,70</text:p>
          </table:table-cell>
          <table:table-cell office:value-type="string">
            <text:p>0,00</text:p>
          </table:table-cell>
          <table:table-cell office:value-type="string">
            <text:p>896,00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Жир свиной топленый</text:p>
          </table:table-cell>
          <table:table-cell office:value-type="string">
            <text:p>0,00</text:p>
          </table:table-cell>
          <table:table-cell office:value-type="string">
            <text:p>99,50</text:p>
          </table:table-cell>
          <table:table-cell office:value-type="string">
            <text:p>0,00</text:p>
          </table:table-cell>
          <table:table-cell office:value-type="string">
            <text:p>882,00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Маргарин сливочный</text:p>
          </table:table-cell>
          <table:table-cell office:value-type="string">
            <text:p>0,50</text:p>
          </table:table-cell>
          <table:table-cell office:value-type="string">
            <text:p>82,30</text:p>
          </table:table-cell>
          <table:table-cell office:value-type="string">
            <text:p>0,00</text:p>
          </table:table-cell>
          <table:table-cell office:value-type="string">
            <text:p>746,0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Маргарин столовый молочный</text:p>
          </table:table-cell>
          <table:table-cell office:value-type="string">
            <text:p>0,50</text:p>
          </table:table-cell>
          <table:table-cell office:value-type="string">
            <text:p>82,00</text:p>
          </table:table-cell>
          <table:table-cell office:value-type="string">
            <text:p>0,90</text:p>
          </table:table-cell>
          <table:table-cell office:value-type="string">
            <text:p>744,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Майонез 67%</text:p>
          </table:table-cell>
          <table:table-cell office:value-type="string">
            <text:p>3,30</text:p>
          </table:table-cell>
          <table:table-cell office:value-type="string">
            <text:p>67,00</text:p>
          </table:table-cell>
          <table:table-cell office:value-type="string">
            <text:p>2,40</text:p>
          </table:table-cell>
          <table:table-cell office:value-type="string">
            <text:p>624,00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Масло льняное</text:p>
          </table:table-cell>
          <table:table-cell office:value-type="string">
            <text:p>0,00</text:p>
          </table:table-cell>
          <table:table-cell office:value-type="string">
            <text:p>99,80</text:p>
          </table:table-cell>
          <table:table-cell office:value-type="string">
            <text:p>0,00</text:p>
          </table:table-cell>
          <table:table-cell office:value-type="string">
            <text:p>898,00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Масло оливковое</text:p>
          </table:table-cell>
          <table:table-cell office:value-type="string">
            <text:p>0,00</text:p>
          </table:table-cell>
          <table:table-cell office:value-type="string">
            <text:p>99,80</text:p>
          </table:table-cell>
          <table:table-cell office:value-type="string">
            <text:p>0,00</text:p>
          </table:table-cell>
          <table:table-cell office:value-type="string">
            <text:p>898,0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Масло подсолнечное</text:p>
          </table:table-cell>
          <table:table-cell office:value-type="string">
            <text:p>0,00</text:p>
          </table:table-cell>
          <table:table-cell office:value-type="string">
            <text:p>99,90</text:p>
          </table:table-cell>
          <table:table-cell office:value-type="string">
            <text:p>0,00</text:p>
          </table:table-cell>
          <table:table-cell office:value-type="string">
            <text:p>899,0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Масло сливочное 82,5%</text:p>
          </table:table-cell>
          <table:table-cell office:value-type="string">
            <text:p>0,50</text:p>
          </table:table-cell>
          <table:table-cell office:value-type="string">
            <text:p>82,50</text:p>
          </table:table-cell>
          <table:table-cell office:value-type="string">
            <text:p>1,00</text:p>
          </table:table-cell>
          <table:table-cell office:value-type="string">
            <text:p>747,00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Масло топленое</text:p>
          </table:table-cell>
          <table:table-cell office:value-type="string">
            <text:p>0,40</text:p>
          </table:table-cell>
          <table:table-cell office:value-type="string">
            <text:p>98,10</text:p>
          </table:table-cell>
          <table:table-cell office:value-type="string">
            <text:p>0,50</text:p>
          </table:table-cell>
          <table:table-cell office:value-type="string">
            <text:p>885,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Йогурт 1.5%</text:p>
          </table:table-cell>
          <table:table-cell office:value-type="string">
            <text:p>4,30</text:p>
          </table:table-cell>
          <table:table-cell office:value-type="string">
            <text:p>1,50</text:p>
          </table:table-cell>
          <table:table-cell office:value-type="string">
            <text:p>8,40</text:p>
          </table:table-cell>
          <table:table-cell office:value-type="string">
            <text:p>65,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Йогурт 3.2%</text:p>
          </table:table-cell>
          <table:table-cell office:value-type="string">
            <text:p>5,00</text:p>
          </table:table-cell>
          <table:table-cell office:value-type="string">
            <text:p>3,20</text:p>
          </table:table-cell>
          <table:table-cell office:value-type="string">
            <text:p>8,90</text:p>
          </table:table-cell>
          <table:table-cell office:value-type="string">
            <text:p>87,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Кефир 0%</text:p>
          </table:table-cell>
          <table:table-cell office:value-type="string">
            <text:p>2,80</text:p>
          </table:table-cell>
          <table:table-cell office:value-type="string">
            <text:p>0,00</text:p>
          </table:table-cell>
          <table:table-cell office:value-type="string">
            <text:p>3,80</text:p>
          </table:table-cell>
          <table:table-cell office:value-type="string">
            <text:p>29,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Кефир 1%</text:p>
          </table:table-cell>
          <table:table-cell office:value-type="string">
            <text:p>2,80</text:p>
          </table:table-cell>
          <table:table-cell office:value-type="string">
            <text:p>1,00</text:p>
          </table:table-cell>
          <table:table-cell office:value-type="string">
            <text:p>4,00</text:p>
          </table:table-cell>
          <table:table-cell office:value-type="string">
            <text:p>37,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Кефир 2,5%</text:p>
          </table:table-cell>
          <table:table-cell office:value-type="string">
            <text:p>3,00</text:p>
          </table:table-cell>
          <table:table-cell office:value-type="string">
            <text:p>2,50</text:p>
          </table:table-cell>
          <table:table-cell office:value-type="string">
            <text:p>4,00</text:p>
          </table:table-cell>
          <table:table-cell office:value-type="string">
            <text:p>51,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Кефир 3,2%</text:p>
          </table:table-cell>
          <table:table-cell table:number-columns-repeated="2" office:value-type="string">
            <text:p>3,20</text:p>
          </table:table-cell>
          <table:table-cell office:value-type="string">
            <text:p>4,10</text:p>
          </table:table-cell>
          <table:table-cell office:value-type="string">
            <text:p>57,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Молоко 0%</text:p>
          </table:table-cell>
          <table:table-cell office:value-type="string">
            <text:p>2,80</text:p>
          </table:table-cell>
          <table:table-cell office:value-type="string">
            <text:p>0,00</text:p>
          </table:table-cell>
          <table:table-cell office:value-type="string">
            <text:p>4,60</text:p>
          </table:table-cell>
          <table:table-cell office:value-type="string">
            <text:p>34,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Молоко 1%</text:p>
          </table:table-cell>
          <table:table-cell office:value-type="string">
            <text:p>2,80</text:p>
          </table:table-cell>
          <table:table-cell office:value-type="string">
            <text:p>1,00</text:p>
          </table:table-cell>
          <table:table-cell office:value-type="string">
            <text:p>4,60</text:p>
          </table:table-cell>
          <table:table-cell office:value-type="string">
            <text:p>43,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Молоко 2,5%</text:p>
          </table:table-cell>
          <table:table-cell office:value-type="string">
            <text:p>2,80</text:p>
          </table:table-cell>
          <table:table-cell office:value-type="string">
            <text:p>2,50</text:p>
          </table:table-cell>
          <table:table-cell office:value-type="string">
            <text:p>4,60</text:p>
          </table:table-cell>
          <table:table-cell office:value-type="string">
            <text:p>53,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Молоко 3,2%</text:p>
          </table:table-cell>
          <table:table-cell office:value-type="string">
            <text:p>2,80</text:p>
          </table:table-cell>
          <table:table-cell office:value-type="string">
            <text:p>3,20</text:p>
          </table:table-cell>
          <table:table-cell office:value-type="string">
            <text:p>4,60</text:p>
          </table:table-cell>
          <table:table-cell office:value-type="string">
            <text:p>58,00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Молоко козье сырое</text:p>
          </table:table-cell>
          <table:table-cell office:value-type="string">
            <text:p>3,10</text:p>
          </table:table-cell>
          <table:table-cell office:value-type="string">
            <text:p>4,20</text:p>
          </table:table-cell>
          <table:table-cell office:value-type="string">
            <text:p>4,70</text:p>
          </table:table-cell>
          <table:table-cell office:value-type="string">
            <text:p>71,0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Молоко коровье сырое</text:p>
          </table:table-cell>
          <table:table-cell office:value-type="string">
            <text:p>3,20</text:p>
          </table:table-cell>
          <table:table-cell office:value-type="string">
            <text:p>3,60</text:p>
          </table:table-cell>
          <table:table-cell office:value-type="string">
            <text:p>4,70</text:p>
          </table:table-cell>
          <table:table-cell office:value-type="string">
            <text:p>63,0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Молоко обезжиренное</text:p>
          </table:table-cell>
          <table:table-cell office:value-type="string">
            <text:p>2,10</text:p>
          </table:table-cell>
          <table:table-cell office:value-type="string">
            <text:p>0,10</text:p>
          </table:table-cell>
          <table:table-cell office:value-type="string">
            <text:p>4,50</text:p>
          </table:table-cell>
          <table:table-cell office:value-type="string">
            <text:p>30,0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Молоко сухое цельное</text:p>
          </table:table-cell>
          <table:table-cell office:value-type="string">
            <text:p>25,20</text:p>
          </table:table-cell>
          <table:table-cell office:value-type="string">
            <text:p>25,00</text:p>
          </table:table-cell>
          <table:table-cell office:value-type="string">
            <text:p>39,60</text:p>
          </table:table-cell>
          <table:table-cell office:value-type="string">
            <text:p>477,00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Молоко сгущенное</text:p>
          </table:table-cell>
          <table:table-cell office:value-type="string">
            <text:p>7,30</text:p>
          </table:table-cell>
          <table:table-cell office:value-type="string">
            <text:p>7,70</text:p>
          </table:table-cell>
          <table:table-cell office:value-type="string">
            <text:p>9,70</text:p>
          </table:table-cell>
          <table:table-cell office:value-type="string">
            <text:p>139,00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Простокваша 3,2%</text:p>
          </table:table-cell>
          <table:table-cell office:value-type="string">
            <text:p>2,90</text:p>
          </table:table-cell>
          <table:table-cell office:value-type="string">
            <text:p>3,20</text:p>
          </table:table-cell>
          <table:table-cell office:value-type="string">
            <text:p>4,00</text:p>
          </table:table-cell>
          <table:table-cell office:value-type="string">
            <text:p>57,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Ряженка 2,5%</text:p>
          </table:table-cell>
          <table:table-cell office:value-type="string">
            <text:p>2,90</text:p>
          </table:table-cell>
          <table:table-cell office:value-type="string">
            <text:p>2,50</text:p>
          </table:table-cell>
          <table:table-cell office:value-type="string">
            <text:p>4,10</text:p>
          </table:table-cell>
          <table:table-cell office:value-type="string">
            <text:p>53,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Ряженка 4,0%</text:p>
          </table:table-cell>
          <table:table-cell office:value-type="string">
            <text:p>2,90</text:p>
          </table:table-cell>
          <table:table-cell office:value-type="string">
            <text:p>4,00</text:p>
          </table:table-cell>
          <table:table-cell office:value-type="string">
            <text:p>4,10</text:p>
          </table:table-cell>
          <table:table-cell office:value-type="string">
            <text:p>68,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Сливки 10%</text:p>
          </table:table-cell>
          <table:table-cell office:value-type="string">
            <text:p>2,80</text:p>
          </table:table-cell>
          <table:table-cell office:value-type="string">
            <text:p>10,00</text:p>
          </table:table-cell>
          <table:table-cell office:value-type="string">
            <text:p>4,10</text:p>
          </table:table-cell>
          <table:table-cell office:value-type="string">
            <text:p>121,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Сливки 20%</text:p>
          </table:table-cell>
          <table:table-cell office:value-type="string">
            <text:p>2,80</text:p>
          </table:table-cell>
          <table:table-cell office:value-type="string">
            <text:p>20,00</text:p>
          </table:table-cell>
          <table:table-cell office:value-type="string">
            <text:p>3,90</text:p>
          </table:table-cell>
          <table:table-cell office:value-type="string">
            <text:p>209,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Сметана 10%</text:p>
          </table:table-cell>
          <table:table-cell office:value-type="string">
            <text:p>3,00</text:p>
          </table:table-cell>
          <table:table-cell office:value-type="string">
            <text:p>10,00</text:p>
          </table:table-cell>
          <table:table-cell office:value-type="string">
            <text:p>2,90</text:p>
          </table:table-cell>
          <table:table-cell office:value-type="string">
            <text:p>118,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Сметана 15%</text:p>
          </table:table-cell>
          <table:table-cell office:value-type="string">
            <text:p>3,00</text:p>
          </table:table-cell>
          <table:table-cell office:value-type="string">
            <text:p>15,00</text:p>
          </table:table-cell>
          <table:table-cell office:value-type="string">
            <text:p>2,90</text:p>
          </table:table-cell>
          <table:table-cell office:value-type="string">
            <text:p>163,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Сметана 20%</text:p>
          </table:table-cell>
          <table:table-cell office:value-type="string">
            <text:p>3,00</text:p>
          </table:table-cell>
          <table:table-cell office:value-type="string">
            <text:p>20,00</text:p>
          </table:table-cell>
          <table:table-cell office:value-type="string">
            <text:p>2,90</text:p>
          </table:table-cell>
          <table:table-cell office:value-type="string">
            <text:p>208,0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Сырки из творожной массы</text:p>
          </table:table-cell>
          <table:table-cell office:value-type="string">
            <text:p>7,30</text:p>
          </table:table-cell>
          <table:table-cell office:value-type="string">
            <text:p>23,00</text:p>
          </table:table-cell>
          <table:table-cell office:value-type="string">
            <text:p>27,60</text:p>
          </table:table-cell>
          <table:table-cell office:value-type="string">
            <text:p>344,00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Сыр голландский</text:p>
          </table:table-cell>
          <table:table-cell office:value-type="string">
            <text:p>26,40</text:p>
          </table:table-cell>
          <table:table-cell office:value-type="string">
            <text:p>26,50</text:p>
          </table:table-cell>
          <table:table-cell office:value-type="string">
            <text:p>0,00</text:p>
          </table:table-cell>
          <table:table-cell office:value-type="string">
            <text:p>352,00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Сыр пошехонский</text:p>
          </table:table-cell>
          <table:table-cell office:value-type="string">
            <text:p>26,40</text:p>
          </table:table-cell>
          <table:table-cell office:value-type="string">
            <text:p>26,30</text:p>
          </table:table-cell>
          <table:table-cell office:value-type="string">
            <text:p>0,00</text:p>
          </table:table-cell>
          <table:table-cell office:value-type="string">
            <text:p>348,00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Сыр российский</text:p>
          </table:table-cell>
          <table:table-cell office:value-type="string">
            <text:p>24,10</text:p>
          </table:table-cell>
          <table:table-cell office:value-type="string">
            <text:p>29,80</text:p>
          </table:table-cell>
          <table:table-cell office:value-type="string">
            <text:p>0,40</text:p>
          </table:table-cell>
          <table:table-cell office:value-type="string">
            <text:p>366,00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Сыр сулугуни</text:p>
          </table:table-cell>
          <table:table-cell office:value-type="string">
            <text:p>20,00</text:p>
          </table:table-cell>
          <table:table-cell office:value-type="string">
            <text:p>24,20</text:p>
          </table:table-cell>
          <table:table-cell office:value-type="string">
            <text:p>0,00</text:p>
          </table:table-cell>
          <table:table-cell office:value-type="string">
            <text:p>293,00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Творог жирный</text:p>
          </table:table-cell>
          <table:table-cell office:value-type="string">
            <text:p>14,00</text:p>
          </table:table-cell>
          <table:table-cell office:value-type="string">
            <text:p>18,00</text:p>
          </table:table-cell>
          <table:table-cell office:value-type="string">
            <text:p>1,90</text:p>
          </table:table-cell>
          <table:table-cell office:value-type="string">
            <text:p>236,00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Творог нежирный</text:p>
          </table:table-cell>
          <table:table-cell office:value-type="string">
            <text:p>18,20</text:p>
          </table:table-cell>
          <table:table-cell office:value-type="string">
            <text:p>0,60</text:p>
          </table:table-cell>
          <table:table-cell office:value-type="string">
            <text:p>1,80</text:p>
          </table:table-cell>
          <table:table-cell office:value-type="string">
            <text:p>89,00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Творог полужирный</text:p>
          </table:table-cell>
          <table:table-cell office:value-type="string">
            <text:p>16,50</text:p>
          </table:table-cell>
          <table:table-cell office:value-type="string">
            <text:p>9,00</text:p>
          </table:table-cell>
          <table:table-cell office:value-type="string">
            <text:p>1,90</text:p>
          </table:table-cell>
          <table:table-cell office:value-type="string">
            <text:p>156,00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Абрикосовый сок</text:p>
          </table:table-cell>
          <table:table-cell office:value-type="string">
            <text:p>0,90</text:p>
          </table:table-cell>
          <table:table-cell office:value-type="string">
            <text:p>0,20</text:p>
          </table:table-cell>
          <table:table-cell office:value-type="string">
            <text:p>9,20</text:p>
          </table:table-cell>
          <table:table-cell office:value-type="string">
            <text:p>39,00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Ананасовый сок</text:p>
          </table:table-cell>
          <table:table-cell table:number-columns-repeated="2" office:value-type="string">
            <text:p>0,20</text:p>
          </table:table-cell>
          <table:table-cell office:value-type="string">
            <text:p>11,40</text:p>
          </table:table-cell>
          <table:table-cell office:value-type="string">
            <text:p>48,00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Апельсиновый сок</text:p>
          </table:table-cell>
          <table:table-cell office:value-type="string">
            <text:p>0,90</text:p>
          </table:table-cell>
          <table:table-cell office:value-type="string">
            <text:p>0,10</text:p>
          </table:table-cell>
          <table:table-cell office:value-type="string">
            <text:p>8,40</text:p>
          </table:table-cell>
          <table:table-cell office:value-type="string">
            <text:p>36,00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Виноградный сок</text:p>
          </table:table-cell>
          <table:table-cell office:value-type="string">
            <text:p>0,30</text:p>
          </table:table-cell>
          <table:table-cell office:value-type="string">
            <text:p>0,00</text:p>
          </table:table-cell>
          <table:table-cell office:value-type="string">
            <text:p>14,50</text:p>
          </table:table-cell>
          <table:table-cell office:value-type="string">
            <text:p>56,00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Вишневый сок</text:p>
          </table:table-cell>
          <table:table-cell office:value-type="string">
            <text:p>0,50</text:p>
          </table:table-cell>
          <table:table-cell office:value-type="string">
            <text:p>0,00</text:p>
          </table:table-cell>
          <table:table-cell office:value-type="string">
            <text:p>10,60</text:p>
          </table:table-cell>
          <table:table-cell office:value-type="string">
            <text:p>49,00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Гранатовый сок</text:p>
          </table:table-cell>
          <table:table-cell office:value-type="string">
            <text:p>0,20</text:p>
          </table:table-cell>
          <table:table-cell office:value-type="string">
            <text:p>0,00</text:p>
          </table:table-cell>
          <table:table-cell office:value-type="string">
            <text:p>14,00</text:p>
          </table:table-cell>
          <table:table-cell office:value-type="string">
            <text:p>58,00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Какао на молоке</text:p>
          </table:table-cell>
          <table:table-cell office:value-type="string">
            <text:p>24,00</text:p>
          </table:table-cell>
          <table:table-cell office:value-type="string">
            <text:p>17,00</text:p>
          </table:table-cell>
          <table:table-cell office:value-type="string">
            <text:p>33,10</text:p>
          </table:table-cell>
          <table:table-cell office:value-type="string">
            <text:p>377,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Квас хлебный</text:p>
          </table:table-cell>
          <table:table-cell office:value-type="string">
            <text:p>0,20</text:p>
          </table:table-cell>
          <table:table-cell office:value-type="string">
            <text:p>0,00</text:p>
          </table:table-cell>
          <table:table-cell office:value-type="string">
            <text:p>5,00</text:p>
          </table:table-cell>
          <table:table-cell office:value-type="string">
            <text:p>26,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Кола</text:p>
          </table:table-cell>
          <table:table-cell table:number-columns-repeated="2" office:value-type="string">
            <text:p>0,00</text:p>
          </table:table-cell>
          <table:table-cell office:value-type="string">
            <text:p>10,00</text:p>
          </table:table-cell>
          <table:table-cell office:value-type="string">
            <text:p>40,00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Кофе с молоком</text:p>
          </table:table-cell>
          <table:table-cell office:value-type="string">
            <text:p>0,80</text:p>
          </table:table-cell>
          <table:table-cell office:value-type="string">
            <text:p>1,00</text:p>
          </table:table-cell>
          <table:table-cell office:value-type="string">
            <text:p>11,00</text:p>
          </table:table-cell>
          <table:table-cell office:value-type="string">
            <text:p>56,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Лимонад</text:p>
          </table:table-cell>
          <table:table-cell table:number-columns-repeated="2" office:value-type="string">
            <text:p>0,00</text:p>
          </table:table-cell>
          <table:table-cell office:value-type="string">
            <text:p>6,10</text:p>
          </table:table-cell>
          <table:table-cell office:value-type="string">
            <text:p>24,00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Лимонный сок</text:p>
          </table:table-cell>
          <table:table-cell office:value-type="string">
            <text:p>1,00</text:p>
          </table:table-cell>
          <table:table-cell office:value-type="string">
            <text:p>0,10</text:p>
          </table:table-cell>
          <table:table-cell office:value-type="string">
            <text:p>3,20</text:p>
          </table:table-cell>
          <table:table-cell office:value-type="string">
            <text:p>18,00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Морковный сок</text:p>
          </table:table-cell>
          <table:table-cell office:value-type="string">
            <text:p>1,00</text:p>
          </table:table-cell>
          <table:table-cell office:value-type="string">
            <text:p>0,10</text:p>
          </table:table-cell>
          <table:table-cell office:value-type="string">
            <text:p>6,50</text:p>
          </table:table-cell>
          <table:table-cell office:value-type="string">
            <text:p>31,00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Персиковый сок</text:p>
          </table:table-cell>
          <table:table-cell office:value-type="string">
            <text:p>0,80</text:p>
          </table:table-cell>
          <table:table-cell office:value-type="string">
            <text:p>0,10</text:p>
          </table:table-cell>
          <table:table-cell office:value-type="string">
            <text:p>9,10</text:p>
          </table:table-cell>
          <table:table-cell office:value-type="string">
            <text:p>37,0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Пиво безалкогольное</text:p>
          </table:table-cell>
          <table:table-cell table:number-columns-repeated="2" office:value-type="string">
            <text:p>0,00</text:p>
          </table:table-cell>
          <table:table-cell office:value-type="string">
            <text:p>4,10</text:p>
          </table:table-cell>
          <table:table-cell office:value-type="string">
            <text:p>22,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Зеленый чай</text:p>
          </table:table-cell>
          <table:table-cell table:number-columns-repeated="4" office:value-type="string">
            <text:p>0,00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Черный чай без сахара</text:p>
          </table:table-cell>
          <table:table-cell table:number-columns-repeated="4" office:value-type="string">
            <text:p>0,00</text:p>
          </table:table-cell>
        </table:table-row>
        <table:table-row table:style-name="ro4">
          <table:table-cell office:value-type="float" office:value="137">
            <text:p>137</text:p>
          </table:table-cell>
          <table:table-cell office:value-type="string">
            <text:p>Черный чай с лимоном и сахаром (2 ч. л.)</text:p>
          </table:table-cell>
          <table:table-cell office:value-type="string">
            <text:p>0,80</text:p>
          </table:table-cell>
          <table:table-cell office:value-type="string">
            <text:p>0,70</text:p>
          </table:table-cell>
          <table:table-cell office:value-type="string">
            <text:p>8,30</text:p>
          </table:table-cell>
          <table:table-cell office:value-type="string">
            <text:p>41,00</text:p>
          </table:table-cell>
        </table:table-row>
        <table:table-row table:style-name="ro5">
          <table:table-cell office:value-type="float" office:value="138">
            <text:p>138</text:p>
          </table:table-cell>
          <table:table-cell office:value-type="string">
            <text:p>Черный чай со сгущенным молоком (2 ч. л.)</text:p>
          </table:table-cell>
          <table:table-cell office:value-type="string">
            <text:p>2,40</text:p>
          </table:table-cell>
          <table:table-cell office:value-type="string">
            <text:p>2,90</text:p>
          </table:table-cell>
          <table:table-cell office:value-type="string">
            <text:p>19,10</text:p>
          </table:table-cell>
          <table:table-cell office:value-type="string">
            <text:p>112,00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Энергетический напиток</text:p>
          </table:table-cell>
          <table:table-cell table:number-columns-repeated="2" office:value-type="string">
            <text:p>0,00</text:p>
          </table:table-cell>
          <table:table-cell office:value-type="string">
            <text:p>11,40</text:p>
          </table:table-cell>
          <table:table-cell office:value-type="string">
            <text:p>47,00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Яблочный сок</text:p>
          </table:table-cell>
          <table:table-cell office:value-type="string">
            <text:p>0,50</text:p>
          </table:table-cell>
          <table:table-cell office:value-type="string">
            <text:p>0,40</text:p>
          </table:table-cell>
          <table:table-cell office:value-type="string">
            <text:p>9,70</text:p>
          </table:table-cell>
          <table:table-cell office:value-type="string">
            <text:p>42,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Баранина</text:p>
          </table:table-cell>
          <table:table-cell office:value-type="string">
            <text:p>16,20</text:p>
          </table:table-cell>
          <table:table-cell office:value-type="string">
            <text:p>15,30</text:p>
          </table:table-cell>
          <table:table-cell office:value-type="string">
            <text:p>0,00</text:p>
          </table:table-cell>
          <table:table-cell office:value-type="string">
            <text:p>201,00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Бараньи Почки</text:p>
          </table:table-cell>
          <table:table-cell office:value-type="string">
            <text:p>13,40</text:p>
          </table:table-cell>
          <table:table-cell office:value-type="string">
            <text:p>2,60</text:p>
          </table:table-cell>
          <table:table-cell office:value-type="string">
            <text:p>0,00</text:p>
          </table:table-cell>
          <table:table-cell office:value-type="string">
            <text:p>78,00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Баранья Печень</text:p>
          </table:table-cell>
          <table:table-cell office:value-type="string">
            <text:p>18,90</text:p>
          </table:table-cell>
          <table:table-cell office:value-type="string">
            <text:p>2,80</text:p>
          </table:table-cell>
          <table:table-cell office:value-type="string">
            <text:p>0,00</text:p>
          </table:table-cell>
          <table:table-cell office:value-type="string">
            <text:p>102,00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Баранье Сердце</text:p>
          </table:table-cell>
          <table:table-cell office:value-type="string">
            <text:p>13,60</text:p>
          </table:table-cell>
          <table:table-cell office:value-type="string">
            <text:p>2,70</text:p>
          </table:table-cell>
          <table:table-cell office:value-type="string">
            <text:p>0,00</text:p>
          </table:table-cell>
          <table:table-cell office:value-type="string">
            <text:p>85,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Говядина</text:p>
          </table:table-cell>
          <table:table-cell office:value-type="string">
            <text:p>18,70</text:p>
          </table:table-cell>
          <table:table-cell office:value-type="string">
            <text:p>12,60</text:p>
          </table:table-cell>
          <table:table-cell office:value-type="string">
            <text:p>0,00</text:p>
          </table:table-cell>
          <table:table-cell office:value-type="string">
            <text:p>191,00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Говяжьи Мозги</text:p>
          </table:table-cell>
          <table:table-cell office:value-type="string">
            <text:p>9,30</text:p>
          </table:table-cell>
          <table:table-cell office:value-type="string">
            <text:p>9,60</text:p>
          </table:table-cell>
          <table:table-cell office:value-type="string">
            <text:p>0,00</text:p>
          </table:table-cell>
          <table:table-cell office:value-type="string">
            <text:p>126,00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Говяжья Печень</text:p>
          </table:table-cell>
          <table:table-cell office:value-type="string">
            <text:p>17,60</text:p>
          </table:table-cell>
          <table:table-cell office:value-type="string">
            <text:p>3,20</text:p>
          </table:table-cell>
          <table:table-cell office:value-type="string">
            <text:p>0,00</text:p>
          </table:table-cell>
          <table:table-cell office:value-type="string">
            <text:p>100,00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Говяжьи Почки</text:p>
          </table:table-cell>
          <table:table-cell office:value-type="string">
            <text:p>12,40</text:p>
          </table:table-cell>
          <table:table-cell office:value-type="string">
            <text:p>1,90</text:p>
          </table:table-cell>
          <table:table-cell office:value-type="string">
            <text:p>0,00</text:p>
          </table:table-cell>
          <table:table-cell office:value-type="string">
            <text:p>67,00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Говяжье Вымя</text:p>
          </table:table-cell>
          <table:table-cell office:value-type="string">
            <text:p>12,10</text:p>
          </table:table-cell>
          <table:table-cell office:value-type="string">
            <text:p>13,80</text:p>
          </table:table-cell>
          <table:table-cell office:value-type="string">
            <text:p>0,00</text:p>
          </table:table-cell>
          <table:table-cell office:value-type="string">
            <text:p>176,00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Говяжье Сердце</text:p>
          </table:table-cell>
          <table:table-cell office:value-type="string">
            <text:p>15,20</text:p>
          </table:table-cell>
          <table:table-cell office:value-type="string">
            <text:p>3,10</text:p>
          </table:table-cell>
          <table:table-cell office:value-type="string">
            <text:p>0,00</text:p>
          </table:table-cell>
          <table:table-cell office:value-type="string">
            <text:p>89,00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Говяжий Язык</text:p>
          </table:table-cell>
          <table:table-cell office:value-type="string">
            <text:p>13,40</text:p>
          </table:table-cell>
          <table:table-cell office:value-type="string">
            <text:p>12,10</text:p>
          </table:table-cell>
          <table:table-cell office:value-type="string">
            <text:p>0,00</text:p>
          </table:table-cell>
          <table:table-cell office:value-type="string">
            <text:p>160,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Конина</text:p>
          </table:table-cell>
          <table:table-cell office:value-type="string">
            <text:p>20,30</text:p>
          </table:table-cell>
          <table:table-cell office:value-type="string">
            <text:p>7,10</text:p>
          </table:table-cell>
          <table:table-cell office:value-type="string">
            <text:p>0,00</text:p>
          </table:table-cell>
          <table:table-cell office:value-type="string">
            <text:p>149,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Кролик</text:p>
          </table:table-cell>
          <table:table-cell office:value-type="string">
            <text:p>20,60</text:p>
          </table:table-cell>
          <table:table-cell office:value-type="string">
            <text:p>12,80</text:p>
          </table:table-cell>
          <table:table-cell office:value-type="string">
            <text:p>0,00</text:p>
          </table:table-cell>
          <table:table-cell office:value-type="string">
            <text:p>197,00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Свинина нежирная</text:p>
          </table:table-cell>
          <table:table-cell office:value-type="string">
            <text:p>16,30</text:p>
          </table:table-cell>
          <table:table-cell office:value-type="string">
            <text:p>27,90</text:p>
          </table:table-cell>
          <table:table-cell office:value-type="string">
            <text:p>0,00</text:p>
          </table:table-cell>
          <table:table-cell office:value-type="string">
            <text:p>318,00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Свинина жирная</text:p>
          </table:table-cell>
          <table:table-cell office:value-type="string">
            <text:p>11,60</text:p>
          </table:table-cell>
          <table:table-cell office:value-type="string">
            <text:p>49,10</text:p>
          </table:table-cell>
          <table:table-cell office:value-type="string">
            <text:p>0,00</text:p>
          </table:table-cell>
          <table:table-cell office:value-type="string">
            <text:p>484,00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Свиные почки</text:p>
          </table:table-cell>
          <table:table-cell office:value-type="string">
            <text:p>13,20</text:p>
          </table:table-cell>
          <table:table-cell office:value-type="string">
            <text:p>3,20</text:p>
          </table:table-cell>
          <table:table-cell office:value-type="string">
            <text:p>0,00</text:p>
          </table:table-cell>
          <table:table-cell office:value-type="string">
            <text:p>84,00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Свиная печень</text:p>
          </table:table-cell>
          <table:table-cell office:value-type="string">
            <text:p>18,60</text:p>
          </table:table-cell>
          <table:table-cell office:value-type="string">
            <text:p>3,50</text:p>
          </table:table-cell>
          <table:table-cell office:value-type="string">
            <text:p>0,00</text:p>
          </table:table-cell>
          <table:table-cell office:value-type="string">
            <text:p>105,00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Свиное сердце</text:p>
          </table:table-cell>
          <table:table-cell office:value-type="string">
            <text:p>15,20</text:p>
          </table:table-cell>
          <table:table-cell office:value-type="string">
            <text:p>3,10</text:p>
          </table:table-cell>
          <table:table-cell office:value-type="string">
            <text:p>0,00</text:p>
          </table:table-cell>
          <table:table-cell office:value-type="string">
            <text:p>87,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Свиной язык</text:p>
          </table:table-cell>
          <table:table-cell office:value-type="string">
            <text:p>14,40</text:p>
          </table:table-cell>
          <table:table-cell office:value-type="string">
            <text:p>16,50</text:p>
          </table:table-cell>
          <table:table-cell office:value-type="string">
            <text:p>0,00</text:p>
          </table:table-cell>
          <table:table-cell office:value-type="string">
            <text:p>203,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Телятина</text:p>
          </table:table-cell>
          <table:table-cell office:value-type="string">
            <text:p>19,90</text:p>
          </table:table-cell>
          <table:table-cell office:value-type="string">
            <text:p>1,10</text:p>
          </table:table-cell>
          <table:table-cell office:value-type="string">
            <text:p>0,00</text:p>
          </table:table-cell>
          <table:table-cell office:value-type="string">
            <text:p>91,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Гуси</text:p>
          </table:table-cell>
          <table:table-cell office:value-type="string">
            <text:p>16,40</text:p>
          </table:table-cell>
          <table:table-cell office:value-type="string">
            <text:p>33,10</text:p>
          </table:table-cell>
          <table:table-cell office:value-type="string">
            <text:p>0,00</text:p>
          </table:table-cell>
          <table:table-cell office:value-type="string">
            <text:p>359,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Индейка</text:p>
          </table:table-cell>
          <table:table-cell office:value-type="string">
            <text:p>21,10</text:p>
          </table:table-cell>
          <table:table-cell office:value-type="string">
            <text:p>12,30</text:p>
          </table:table-cell>
          <table:table-cell office:value-type="string">
            <text:p>0,60</text:p>
          </table:table-cell>
          <table:table-cell office:value-type="string">
            <text:p>192,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Куры</text:p>
          </table:table-cell>
          <table:table-cell office:value-type="string">
            <text:p>20,40</text:p>
          </table:table-cell>
          <table:table-cell office:value-type="string">
            <text:p>8,60</text:p>
          </table:table-cell>
          <table:table-cell office:value-type="string">
            <text:p>0,80</text:p>
          </table:table-cell>
          <table:table-cell office:value-type="string">
            <text:p>161,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Цыплята</text:p>
          </table:table-cell>
          <table:table-cell office:value-type="string">
            <text:p>18,50</text:p>
          </table:table-cell>
          <table:table-cell office:value-type="string">
            <text:p>7,90</text:p>
          </table:table-cell>
          <table:table-cell office:value-type="string">
            <text:p>0,50</text:p>
          </table:table-cell>
          <table:table-cell office:value-type="string">
            <text:p>159,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Утки</text:p>
          </table:table-cell>
          <table:table-cell office:value-type="string">
            <text:p>16,40</text:p>
          </table:table-cell>
          <table:table-cell office:value-type="string">
            <text:p>61,30</text:p>
          </table:table-cell>
          <table:table-cell office:value-type="string">
            <text:p>0,00</text:p>
          </table:table-cell>
          <table:table-cell office:value-type="string">
            <text:p>348,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Арахис</text:p>
          </table:table-cell>
          <table:table-cell office:value-type="string">
            <text:p>26,20</text:p>
          </table:table-cell>
          <table:table-cell office:value-type="string">
            <text:p>45,30</text:p>
          </table:table-cell>
          <table:table-cell office:value-type="string">
            <text:p>9,90</text:p>
          </table:table-cell>
          <table:table-cell office:value-type="string">
            <text:p>555,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Грецкий орех</text:p>
          </table:table-cell>
          <table:table-cell office:value-type="string">
            <text:p>13,50</text:p>
          </table:table-cell>
          <table:table-cell office:value-type="string">
            <text:p>61,50</text:p>
          </table:table-cell>
          <table:table-cell office:value-type="string">
            <text:p>10,60</text:p>
          </table:table-cell>
          <table:table-cell office:value-type="string">
            <text:p>662,00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Изюм с косточкой</text:p>
          </table:table-cell>
          <table:table-cell office:value-type="string">
            <text:p>1,70</text:p>
          </table:table-cell>
          <table:table-cell office:value-type="string">
            <text:p>0,00</text:p>
          </table:table-cell>
          <table:table-cell office:value-type="string">
            <text:p>70,70</text:p>
          </table:table-cell>
          <table:table-cell office:value-type="string">
            <text:p>273,00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Изюм кишмиш</text:p>
          </table:table-cell>
          <table:table-cell office:value-type="string">
            <text:p>2,50</text:p>
          </table:table-cell>
          <table:table-cell office:value-type="string">
            <text:p>0,00</text:p>
          </table:table-cell>
          <table:table-cell office:value-type="string">
            <text:p>71,40</text:p>
          </table:table-cell>
          <table:table-cell office:value-type="string">
            <text:p>285,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Кешью</text:p>
          </table:table-cell>
          <table:table-cell office:value-type="string">
            <text:p>25,80</text:p>
          </table:table-cell>
          <table:table-cell office:value-type="string">
            <text:p>54,30</text:p>
          </table:table-cell>
          <table:table-cell office:value-type="string">
            <text:p>13,30</text:p>
          </table:table-cell>
          <table:table-cell office:value-type="string">
            <text:p>647,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Курага</text:p>
          </table:table-cell>
          <table:table-cell office:value-type="string">
            <text:p>5,70</text:p>
          </table:table-cell>
          <table:table-cell office:value-type="string">
            <text:p>0,00</text:p>
          </table:table-cell>
          <table:table-cell office:value-type="string">
            <text:p>65,30</text:p>
          </table:table-cell>
          <table:table-cell office:value-type="string">
            <text:p>270,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Миндаль</text:p>
          </table:table-cell>
          <table:table-cell office:value-type="string">
            <text:p>18,30</text:p>
          </table:table-cell>
          <table:table-cell office:value-type="string">
            <text:p>57,90</text:p>
          </table:table-cell>
          <table:table-cell office:value-type="string">
            <text:p>13,40</text:p>
          </table:table-cell>
          <table:table-cell office:value-type="string">
            <text:p>643,0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Семя подсолнечника</text:p>
          </table:table-cell>
          <table:table-cell office:value-type="string">
            <text:p>20,90</text:p>
          </table:table-cell>
          <table:table-cell office:value-type="string">
            <text:p>52,50</text:p>
          </table:table-cell>
          <table:table-cell office:value-type="string">
            <text:p>5,40</text:p>
          </table:table-cell>
          <table:table-cell office:value-type="string">
            <text:p>582,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Урюк</text:p>
          </table:table-cell>
          <table:table-cell office:value-type="string">
            <text:p>5,30</text:p>
          </table:table-cell>
          <table:table-cell office:value-type="string">
            <text:p>0,00</text:p>
          </table:table-cell>
          <table:table-cell office:value-type="string">
            <text:p>67,90</text:p>
          </table:table-cell>
          <table:table-cell office:value-type="string">
            <text:p>279,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Финики</text:p>
          </table:table-cell>
          <table:table-cell office:value-type="string">
            <text:p>2,50</text:p>
          </table:table-cell>
          <table:table-cell office:value-type="string">
            <text:p>0,40</text:p>
          </table:table-cell>
          <table:table-cell office:value-type="string">
            <text:p>69,60</text:p>
          </table:table-cell>
          <table:table-cell office:value-type="string">
            <text:p>277,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Фисташки</text:p>
          </table:table-cell>
          <table:table-cell office:value-type="string">
            <text:p>20,00</text:p>
          </table:table-cell>
          <table:table-cell office:value-type="string">
            <text:p>50,50</text:p>
          </table:table-cell>
          <table:table-cell office:value-type="string">
            <text:p>7,30</text:p>
          </table:table-cell>
          <table:table-cell office:value-type="string">
            <text:p>555,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Фундук</text:p>
          </table:table-cell>
          <table:table-cell office:value-type="string">
            <text:p>16,30</text:p>
          </table:table-cell>
          <table:table-cell office:value-type="string">
            <text:p>66,70</text:p>
          </table:table-cell>
          <table:table-cell office:value-type="string">
            <text:p>9,80</text:p>
          </table:table-cell>
          <table:table-cell office:value-type="string">
            <text:p>701,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Чернослив</text:p>
          </table:table-cell>
          <table:table-cell office:value-type="string">
            <text:p>2,70</text:p>
          </table:table-cell>
          <table:table-cell office:value-type="string">
            <text:p>0,00</text:p>
          </table:table-cell>
          <table:table-cell office:value-type="string">
            <text:p>65,30</text:p>
          </table:table-cell>
          <table:table-cell office:value-type="string">
            <text:p>262,00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Яблоки сушенные</text:p>
          </table:table-cell>
          <table:table-cell office:value-type="string">
            <text:p>3,10</text:p>
          </table:table-cell>
          <table:table-cell office:value-type="string">
            <text:p>0,00</text:p>
          </table:table-cell>
          <table:table-cell office:value-type="string">
            <text:p>68,30</text:p>
          </table:table-cell>
          <table:table-cell office:value-type="string">
            <text:p>275,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Бычки</text:p>
          </table:table-cell>
          <table:table-cell office:value-type="string">
            <text:p>12,70</text:p>
          </table:table-cell>
          <table:table-cell office:value-type="string">
            <text:p>8,20</text:p>
          </table:table-cell>
          <table:table-cell office:value-type="string">
            <text:p>5,10</text:p>
          </table:table-cell>
          <table:table-cell office:value-type="string">
            <text:p>147,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Горбуша</text:p>
          </table:table-cell>
          <table:table-cell office:value-type="string">
            <text:p>21,20</text:p>
          </table:table-cell>
          <table:table-cell office:value-type="string">
            <text:p>7,10</text:p>
          </table:table-cell>
          <table:table-cell office:value-type="string">
            <text:p>0,00</text:p>
          </table:table-cell>
          <table:table-cell office:value-type="string">
            <text:p>151,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Кальмар</text:p>
          </table:table-cell>
          <table:table-cell office:value-type="string">
            <text:p>18,20</text:p>
          </table:table-cell>
          <table:table-cell office:value-type="string">
            <text:p>0,20</text:p>
          </table:table-cell>
          <table:table-cell office:value-type="string">
            <text:p>0,00</text:p>
          </table:table-cell>
          <table:table-cell office:value-type="string">
            <text:p>77,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Камбала</text:p>
          </table:table-cell>
          <table:table-cell office:value-type="string">
            <text:p>16,00</text:p>
          </table:table-cell>
          <table:table-cell office:value-type="string">
            <text:p>2,50</text:p>
          </table:table-cell>
          <table:table-cell office:value-type="string">
            <text:p>0,00</text:p>
          </table:table-cell>
          <table:table-cell office:value-type="string">
            <text:p>86,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Карась</text:p>
          </table:table-cell>
          <table:table-cell office:value-type="string">
            <text:p>17,50</text:p>
          </table:table-cell>
          <table:table-cell office:value-type="string">
            <text:p>1,60</text:p>
          </table:table-cell>
          <table:table-cell office:value-type="string">
            <text:p>0,00</text:p>
          </table:table-cell>
          <table:table-cell office:value-type="string">
            <text:p>84,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Карп</text:p>
          </table:table-cell>
          <table:table-cell office:value-type="string">
            <text:p>16,00</text:p>
          </table:table-cell>
          <table:table-cell office:value-type="string">
            <text:p>3,50</text:p>
          </table:table-cell>
          <table:table-cell office:value-type="string">
            <text:p>0,00</text:p>
          </table:table-cell>
          <table:table-cell office:value-type="string">
            <text:p>95,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Кета</text:p>
          </table:table-cell>
          <table:table-cell office:value-type="string">
            <text:p>22,10</text:p>
          </table:table-cell>
          <table:table-cell office:value-type="string">
            <text:p>5,80</text:p>
          </table:table-cell>
          <table:table-cell office:value-type="string">
            <text:p>0,00</text:p>
          </table:table-cell>
          <table:table-cell office:value-type="string">
            <text:p>138,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Килька</text:p>
          </table:table-cell>
          <table:table-cell office:value-type="string">
            <text:p>14,30</text:p>
          </table:table-cell>
          <table:table-cell office:value-type="string">
            <text:p>9,20</text:p>
          </table:table-cell>
          <table:table-cell office:value-type="string">
            <text:p>0,00</text:p>
          </table:table-cell>
          <table:table-cell office:value-type="string">
            <text:p>142,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Корюшка</text:p>
          </table:table-cell>
          <table:table-cell office:value-type="string">
            <text:p>15,30</text:p>
          </table:table-cell>
          <table:table-cell office:value-type="string">
            <text:p>3,30</text:p>
          </table:table-cell>
          <table:table-cell office:value-type="string">
            <text:p>0,00</text:p>
          </table:table-cell>
          <table:table-cell office:value-type="string">
            <text:p>93,00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Крабовое мясо</text:p>
          </table:table-cell>
          <table:table-cell office:value-type="string">
            <text:p>16,00</text:p>
          </table:table-cell>
          <table:table-cell office:value-type="string">
            <text:p>0,90</text:p>
          </table:table-cell>
          <table:table-cell office:value-type="string">
            <text:p>0,00</text:p>
          </table:table-cell>
          <table:table-cell office:value-type="string">
            <text:p>67,00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Крабовые палочки</text:p>
          </table:table-cell>
          <table:table-cell office:value-type="string">
            <text:p>17,90</text:p>
          </table:table-cell>
          <table:table-cell office:value-type="string">
            <text:p>2,10</text:p>
          </table:table-cell>
          <table:table-cell office:value-type="string">
            <text:p>0,00</text:p>
          </table:table-cell>
          <table:table-cell office:value-type="string">
            <text:p>73,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Красноперка</text:p>
          </table:table-cell>
          <table:table-cell office:value-type="string">
            <text:p>18,50</text:p>
          </table:table-cell>
          <table:table-cell office:value-type="string">
            <text:p>3,10</text:p>
          </table:table-cell>
          <table:table-cell office:value-type="string">
            <text:p>0,00</text:p>
          </table:table-cell>
          <table:table-cell office:value-type="string">
            <text:p>106,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Креветка</text:p>
          </table:table-cell>
          <table:table-cell office:value-type="string">
            <text:p>18,00</text:p>
          </table:table-cell>
          <table:table-cell office:value-type="string">
            <text:p>0,90</text:p>
          </table:table-cell>
          <table:table-cell office:value-type="string">
            <text:p>0,00</text:p>
          </table:table-cell>
          <table:table-cell office:value-type="string">
            <text:p>85,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Ледяная</text:p>
          </table:table-cell>
          <table:table-cell office:value-type="string">
            <text:p>15,60</text:p>
          </table:table-cell>
          <table:table-cell office:value-type="string">
            <text:p>1,30</text:p>
          </table:table-cell>
          <table:table-cell office:value-type="string">
            <text:p>0,00</text:p>
          </table:table-cell>
          <table:table-cell office:value-type="string">
            <text:p>76,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Лещ</text:p>
          </table:table-cell>
          <table:table-cell office:value-type="string">
            <text:p>17,20</text:p>
          </table:table-cell>
          <table:table-cell office:value-type="string">
            <text:p>4,20</text:p>
          </table:table-cell>
          <table:table-cell office:value-type="string">
            <text:p>0,00</text:p>
          </table:table-cell>
          <table:table-cell office:value-type="string">
            <text:p>109,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Лосось</text:p>
          </table:table-cell>
          <table:table-cell office:value-type="string">
            <text:p>19,20</text:p>
          </table:table-cell>
          <table:table-cell office:value-type="string">
            <text:p>13,80</text:p>
          </table:table-cell>
          <table:table-cell office:value-type="string">
            <text:p>0,00</text:p>
          </table:table-cell>
          <table:table-cell office:value-type="string">
            <text:p>200,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Макрель</text:p>
          </table:table-cell>
          <table:table-cell office:value-type="string">
            <text:p>20,20</text:p>
          </table:table-cell>
          <table:table-cell office:value-type="string">
            <text:p>3,60</text:p>
          </table:table-cell>
          <table:table-cell office:value-type="string">
            <text:p>0,00</text:p>
          </table:table-cell>
          <table:table-cell office:value-type="string">
            <text:p>111,00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string">
            <text:p>Мидии отварные</text:p>
          </table:table-cell>
          <table:table-cell office:value-type="string">
            <text:p>9,70</text:p>
          </table:table-cell>
          <table:table-cell office:value-type="string">
            <text:p>1,60</text:p>
          </table:table-cell>
          <table:table-cell office:value-type="string">
            <text:p>0,00</text:p>
          </table:table-cell>
          <table:table-cell office:value-type="string">
            <text:p>53,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Минтай</text:p>
          </table:table-cell>
          <table:table-cell office:value-type="string">
            <text:p>15,70</text:p>
          </table:table-cell>
          <table:table-cell office:value-type="string">
            <text:p>0,60</text:p>
          </table:table-cell>
          <table:table-cell office:value-type="string">
            <text:p>0,00</text:p>
          </table:table-cell>
          <table:table-cell office:value-type="string">
            <text:p>67,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Мойва</text:p>
          </table:table-cell>
          <table:table-cell office:value-type="string">
            <text:p>13,10</text:p>
          </table:table-cell>
          <table:table-cell office:value-type="string">
            <text:p>11,70</text:p>
          </table:table-cell>
          <table:table-cell office:value-type="string">
            <text:p>0,00</text:p>
          </table:table-cell>
          <table:table-cell office:value-type="string">
            <text:p>159,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Навага</text:p>
          </table:table-cell>
          <table:table-cell office:value-type="string">
            <text:p>16,71</text:p>
          </table:table-cell>
          <table:table-cell office:value-type="string">
            <text:p>1,30</text:p>
          </table:table-cell>
          <table:table-cell office:value-type="string">
            <text:p>0,00</text:p>
          </table:table-cell>
          <table:table-cell office:value-type="string">
            <text:p>78,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Налим</text:p>
          </table:table-cell>
          <table:table-cell office:value-type="string">
            <text:p>18,60</text:p>
          </table:table-cell>
          <table:table-cell office:value-type="string">
            <text:p>0,80</text:p>
          </table:table-cell>
          <table:table-cell office:value-type="string">
            <text:p>0,00</text:p>
          </table:table-cell>
          <table:table-cell office:value-type="string">
            <text:p>85,00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Окунь морской</text:p>
          </table:table-cell>
          <table:table-cell office:value-type="string">
            <text:p>17,40</text:p>
          </table:table-cell>
          <table:table-cell office:value-type="string">
            <text:p>5,50</text:p>
          </table:table-cell>
          <table:table-cell office:value-type="string">
            <text:p>0,00</text:p>
          </table:table-cell>
          <table:table-cell office:value-type="string">
            <text:p>123,00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Окунь речной</text:p>
          </table:table-cell>
          <table:table-cell office:value-type="string">
            <text:p>18,30</text:p>
          </table:table-cell>
          <table:table-cell office:value-type="string">
            <text:p>0,70</text:p>
          </table:table-cell>
          <table:table-cell office:value-type="string">
            <text:p>0,00</text:p>
          </table:table-cell>
          <table:table-cell office:value-type="string">
            <text:p>80,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Осетр</text:p>
          </table:table-cell>
          <table:table-cell office:value-type="string">
            <text:p>16,50</text:p>
          </table:table-cell>
          <table:table-cell office:value-type="string">
            <text:p>10,50</text:p>
          </table:table-cell>
          <table:table-cell office:value-type="string">
            <text:p>0,00</text:p>
          </table:table-cell>
          <table:table-cell office:value-type="string">
            <text:p>161,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Осьминог</text:p>
          </table:table-cell>
          <table:table-cell office:value-type="string">
            <text:p>18,50</text:p>
          </table:table-cell>
          <table:table-cell table:number-columns-repeated="2" office:value-type="string">
            <text:p>0,00</text:p>
          </table:table-cell>
          <table:table-cell office:value-type="string">
            <text:p>74,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Палтус</text:p>
          </table:table-cell>
          <table:table-cell office:value-type="string">
            <text:p>18,50</text:p>
          </table:table-cell>
          <table:table-cell office:value-type="string">
            <text:p>3,20</text:p>
          </table:table-cell>
          <table:table-cell office:value-type="string">
            <text:p>0,00</text:p>
          </table:table-cell>
          <table:table-cell office:value-type="string">
            <text:p>106,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Плотва</text:p>
          </table:table-cell>
          <table:table-cell office:value-type="string">
            <text:p>18,50</text:p>
          </table:table-cell>
          <table:table-cell office:value-type="string">
            <text:p>0,40</text:p>
          </table:table-cell>
          <table:table-cell office:value-type="string">
            <text:p>0,00</text:p>
          </table:table-cell>
          <table:table-cell office:value-type="string">
            <text:p>108,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Раки вареные</text:p>
          </table:table-cell>
          <table:table-cell office:value-type="string">
            <text:p>20,30</text:p>
          </table:table-cell>
          <table:table-cell office:value-type="string">
            <text:p>1,20</text:p>
          </table:table-cell>
          <table:table-cell office:value-type="string">
            <text:p>1,10</text:p>
          </table:table-cell>
          <table:table-cell office:value-type="string">
            <text:p>96,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Сазан</text:p>
          </table:table-cell>
          <table:table-cell office:value-type="string">
            <text:p>18,10</text:p>
          </table:table-cell>
          <table:table-cell office:value-type="string">
            <text:p>5,20</text:p>
          </table:table-cell>
          <table:table-cell office:value-type="string">
            <text:p>0,00</text:p>
          </table:table-cell>
          <table:table-cell office:value-type="string">
            <text:p>119,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Сайра</text:p>
          </table:table-cell>
          <table:table-cell office:value-type="string">
            <text:p>18,30</text:p>
          </table:table-cell>
          <table:table-cell office:value-type="string">
            <text:p>20,50</text:p>
          </table:table-cell>
          <table:table-cell office:value-type="string">
            <text:p>0,00</text:p>
          </table:table-cell>
          <table:table-cell office:value-type="string">
            <text:p>257,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Салака</text:p>
          </table:table-cell>
          <table:table-cell office:value-type="string">
            <text:p>17,10</text:p>
          </table:table-cell>
          <table:table-cell office:value-type="string">
            <text:p>5,80</text:p>
          </table:table-cell>
          <table:table-cell office:value-type="string">
            <text:p>0,00</text:p>
          </table:table-cell>
          <table:table-cell office:value-type="string">
            <text:p>124,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Сельдь</text:p>
          </table:table-cell>
          <table:table-cell office:value-type="string">
            <text:p>17,30</text:p>
          </table:table-cell>
          <table:table-cell office:value-type="string">
            <text:p>19,90</text:p>
          </table:table-cell>
          <table:table-cell office:value-type="string">
            <text:p>0,00</text:p>
          </table:table-cell>
          <table:table-cell office:value-type="string">
            <text:p>248,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Семга</text:p>
          </table:table-cell>
          <table:table-cell office:value-type="string">
            <text:p>20,90</text:p>
          </table:table-cell>
          <table:table-cell office:value-type="string">
            <text:p>15,30</text:p>
          </table:table-cell>
          <table:table-cell office:value-type="string">
            <text:p>0,00</text:p>
          </table:table-cell>
          <table:table-cell office:value-type="string">
            <text:p>222,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Сиг</text:p>
          </table:table-cell>
          <table:table-cell office:value-type="string">
            <text:p>19,00</text:p>
          </table:table-cell>
          <table:table-cell office:value-type="string">
            <text:p>7,30</text:p>
          </table:table-cell>
          <table:table-cell office:value-type="string">
            <text:p>0,00</text:p>
          </table:table-cell>
          <table:table-cell office:value-type="string">
            <text:p>141,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Скумбрия</text:p>
          </table:table-cell>
          <table:table-cell office:value-type="string">
            <text:p>18,00</text:p>
          </table:table-cell>
          <table:table-cell office:value-type="string">
            <text:p>9,50</text:p>
          </table:table-cell>
          <table:table-cell office:value-type="string">
            <text:p>0,00</text:p>
          </table:table-cell>
          <table:table-cell office:value-type="string">
            <text:p>158,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Сом</text:p>
          </table:table-cell>
          <table:table-cell office:value-type="string">
            <text:p>16,70</text:p>
          </table:table-cell>
          <table:table-cell office:value-type="string">
            <text:p>8,40</text:p>
          </table:table-cell>
          <table:table-cell office:value-type="string">
            <text:p>0,00</text:p>
          </table:table-cell>
          <table:table-cell office:value-type="string">
            <text:p>141,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Ставрида</text:p>
          </table:table-cell>
          <table:table-cell office:value-type="string">
            <text:p>18,00</text:p>
          </table:table-cell>
          <table:table-cell office:value-type="string">
            <text:p>5,30</text:p>
          </table:table-cell>
          <table:table-cell office:value-type="string">
            <text:p>0,00</text:p>
          </table:table-cell>
          <table:table-cell office:value-type="string">
            <text:p>119,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Стерлядь</text:p>
          </table:table-cell>
          <table:table-cell office:value-type="string">
            <text:p>17,30</text:p>
          </table:table-cell>
          <table:table-cell office:value-type="string">
            <text:p>6,30</text:p>
          </table:table-cell>
          <table:table-cell office:value-type="string">
            <text:p>0,00</text:p>
          </table:table-cell>
          <table:table-cell office:value-type="string">
            <text:p>126,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Судак</text:p>
          </table:table-cell>
          <table:table-cell office:value-type="string">
            <text:p>19,00</text:p>
          </table:table-cell>
          <table:table-cell office:value-type="string">
            <text:p>0,70</text:p>
          </table:table-cell>
          <table:table-cell office:value-type="string">
            <text:p>0,00</text:p>
          </table:table-cell>
          <table:table-cell office:value-type="string">
            <text:p>81,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Треска</text:p>
          </table:table-cell>
          <table:table-cell office:value-type="string">
            <text:p>17,70</text:p>
          </table:table-cell>
          <table:table-cell office:value-type="string">
            <text:p>0,50</text:p>
          </table:table-cell>
          <table:table-cell office:value-type="string">
            <text:p>0,00</text:p>
          </table:table-cell>
          <table:table-cell office:value-type="string">
            <text:p>76,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Тунец</text:p>
          </table:table-cell>
          <table:table-cell office:value-type="string">
            <text:p>21,70</text:p>
          </table:table-cell>
          <table:table-cell office:value-type="string">
            <text:p>1,30</text:p>
          </table:table-cell>
          <table:table-cell office:value-type="string">
            <text:p>0,00</text:p>
          </table:table-cell>
          <table:table-cell office:value-type="string">
            <text:p>95,00</text:p>
          </table:table-cell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Угольная рыба</text:p>
          </table:table-cell>
          <table:table-cell office:value-type="string">
            <text:p>13,30</text:p>
          </table:table-cell>
          <table:table-cell office:value-type="string">
            <text:p>11,40</text:p>
          </table:table-cell>
          <table:table-cell office:value-type="string">
            <text:p>0,00</text:p>
          </table:table-cell>
          <table:table-cell office:value-type="string">
            <text:p>153,00</text:p>
          </table:table-cell>
        </table:table-row>
        <table:table-row table:style-name="ro3">
          <table:table-cell office:value-type="float" office:value="223">
            <text:p>223</text:p>
          </table:table-cell>
          <table:table-cell office:value-type="string">
            <text:p>Угорь морской</text:p>
          </table:table-cell>
          <table:table-cell office:value-type="string">
            <text:p>14,20</text:p>
          </table:table-cell>
          <table:table-cell office:value-type="string">
            <text:p>30,70</text:p>
          </table:table-cell>
          <table:table-cell office:value-type="string">
            <text:p>0,00</text:p>
          </table:table-cell>
          <table:table-cell office:value-type="string">
            <text:p>331,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Устрицы</text:p>
          </table:table-cell>
          <table:table-cell office:value-type="string">
            <text:p>14,40</text:p>
          </table:table-cell>
          <table:table-cell office:value-type="string">
            <text:p>0,30</text:p>
          </table:table-cell>
          <table:table-cell office:value-type="string">
            <text:p>6,20</text:p>
          </table:table-cell>
          <table:table-cell office:value-type="string">
            <text:p>91,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Форель</text:p>
          </table:table-cell>
          <table:table-cell office:value-type="string">
            <text:p>19,60</text:p>
          </table:table-cell>
          <table:table-cell office:value-type="string">
            <text:p>2,10</text:p>
          </table:table-cell>
          <table:table-cell office:value-type="string">
            <text:p>0,00</text:p>
          </table:table-cell>
          <table:table-cell office:value-type="string">
            <text:p>99,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Хек</text:p>
          </table:table-cell>
          <table:table-cell office:value-type="string">
            <text:p>16,40</text:p>
          </table:table-cell>
          <table:table-cell office:value-type="string">
            <text:p>2,30</text:p>
          </table:table-cell>
          <table:table-cell office:value-type="string">
            <text:p>0,00</text:p>
          </table:table-cell>
          <table:table-cell office:value-type="string">
            <text:p>84,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Щука</text:p>
          </table:table-cell>
          <table:table-cell office:value-type="string">
            <text:p>18,20</text:p>
          </table:table-cell>
          <table:table-cell office:value-type="string">
            <text:p>0,80</text:p>
          </table:table-cell>
          <table:table-cell office:value-type="string">
            <text:p>0,00</text:p>
          </table:table-cell>
          <table:table-cell office:value-type="string">
            <text:p>83,00</text:p>
          </table:table-cell>
        </table:table-row>
        <table:table-row table:style-name="ro3">
          <table:table-cell office:value-type="float" office:value="228">
            <text:p>228</text:p>
          </table:table-cell>
          <table:table-cell office:value-type="string">
            <text:p>Язык морской</text:p>
          </table:table-cell>
          <table:table-cell office:value-type="string">
            <text:p>10,30</text:p>
          </table:table-cell>
          <table:table-cell office:value-type="string">
            <text:p>5,30</text:p>
          </table:table-cell>
          <table:table-cell office:value-type="string">
            <text:p>0,00</text:p>
          </table:table-cell>
          <table:table-cell office:value-type="string">
            <text:p>89,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Варенье</text:p>
          </table:table-cell>
          <table:table-cell office:value-type="string">
            <text:p>0,40</text:p>
          </table:table-cell>
          <table:table-cell office:value-type="string">
            <text:p>0,20</text:p>
          </table:table-cell>
          <table:table-cell office:value-type="string">
            <text:p>74,50</text:p>
          </table:table-cell>
          <table:table-cell office:value-type="string">
            <text:p>286,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Вафли</text:p>
          </table:table-cell>
          <table:table-cell office:value-type="string">
            <text:p>8,20</text:p>
          </table:table-cell>
          <table:table-cell office:value-type="string">
            <text:p>19,80</text:p>
          </table:table-cell>
          <table:table-cell office:value-type="string">
            <text:p>53,10</text:p>
          </table:table-cell>
          <table:table-cell office:value-type="string">
            <text:p>425,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Гематоген</text:p>
          </table:table-cell>
          <table:table-cell office:value-type="string">
            <text:p>6,20</text:p>
          </table:table-cell>
          <table:table-cell office:value-type="string">
            <text:p>2,80</text:p>
          </table:table-cell>
          <table:table-cell office:value-type="string">
            <text:p>75,50</text:p>
          </table:table-cell>
          <table:table-cell office:value-type="string">
            <text:p>352,00</text:p>
          </table:table-cell>
        </table:table-row>
        <table:table-row table:style-name="ro3">
          <table:table-cell office:value-type="float" office:value="232">
            <text:p>232</text:p>
          </table:table-cell>
          <table:table-cell office:value-type="string">
            <text:p>Драже фруктовое</text:p>
          </table:table-cell>
          <table:table-cell office:value-type="string">
            <text:p>3,70</text:p>
          </table:table-cell>
          <table:table-cell office:value-type="string">
            <text:p>10,30</text:p>
          </table:table-cell>
          <table:table-cell office:value-type="string">
            <text:p>73,40</text:p>
          </table:table-cell>
          <table:table-cell office:value-type="string">
            <text:p>388,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Зефир</text:p>
          </table:table-cell>
          <table:table-cell office:value-type="string">
            <text:p>0,70</text:p>
          </table:table-cell>
          <table:table-cell office:value-type="string">
            <text:p>0,00</text:p>
          </table:table-cell>
          <table:table-cell office:value-type="string">
            <text:p>77,30</text:p>
          </table:table-cell>
          <table:table-cell office:value-type="string">
            <text:p>295,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Ирис</text:p>
          </table:table-cell>
          <table:table-cell office:value-type="string">
            <text:p>3,10</text:p>
          </table:table-cell>
          <table:table-cell office:value-type="string">
            <text:p>7,70</text:p>
          </table:table-cell>
          <table:table-cell office:value-type="string">
            <text:p>81,20</text:p>
          </table:table-cell>
          <table:table-cell office:value-type="string">
            <text:p>384,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Карамель</text:p>
          </table:table-cell>
          <table:table-cell office:value-type="string">
            <text:p>0,00</text:p>
          </table:table-cell>
          <table:table-cell office:value-type="string">
            <text:p>0,20</text:p>
          </table:table-cell>
          <table:table-cell office:value-type="string">
            <text:p>77,30</text:p>
          </table:table-cell>
          <table:table-cell office:value-type="string">
            <text:p>291,00</text:p>
          </table:table-cell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Конфеты шоколадные</text:p>
          </table:table-cell>
          <table:table-cell office:value-type="string">
            <text:p>3,90</text:p>
          </table:table-cell>
          <table:table-cell office:value-type="string">
            <text:p>39,70</text:p>
          </table:table-cell>
          <table:table-cell office:value-type="string">
            <text:p>54,60</text:p>
          </table:table-cell>
          <table:table-cell office:value-type="string">
            <text:p>576,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Мармелад</text:p>
          </table:table-cell>
          <table:table-cell office:value-type="string">
            <text:p>0,00</text:p>
          </table:table-cell>
          <table:table-cell office:value-type="string">
            <text:p>0,20</text:p>
          </table:table-cell>
          <table:table-cell office:value-type="string">
            <text:p>77,10</text:p>
          </table:table-cell>
          <table:table-cell office:value-type="string">
            <text:p>289,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Мед</text:p>
          </table:table-cell>
          <table:table-cell office:value-type="string">
            <text:p>0,60</text:p>
          </table:table-cell>
          <table:table-cell office:value-type="string">
            <text:p>0,00</text:p>
          </table:table-cell>
          <table:table-cell office:value-type="string">
            <text:p>80,50</text:p>
          </table:table-cell>
          <table:table-cell office:value-type="string">
            <text:p>312,00</text:p>
          </table:table-cell>
        </table:table-row>
        <table:table-row table:style-name="ro3">
          <table:table-cell office:value-type="float" office:value="239">
            <text:p>239</text:p>
          </table:table-cell>
          <table:table-cell office:value-type="string">
            <text:p>Мороженое пломбир</text:p>
          </table:table-cell>
          <table:table-cell office:value-type="string">
            <text:p>3,60</text:p>
          </table:table-cell>
          <table:table-cell office:value-type="string">
            <text:p>15,10</text:p>
          </table:table-cell>
          <table:table-cell office:value-type="string">
            <text:p>20,50</text:p>
          </table:table-cell>
          <table:table-cell office:value-type="string">
            <text:p>223,00</text:p>
          </table:table-cell>
        </table:table-row>
        <table:table-row table:style-name="ro3">
          <table:table-cell office:value-type="float" office:value="240">
            <text:p>240</text:p>
          </table:table-cell>
          <table:table-cell office:value-type="string">
            <text:p>Мороженое сливочное</text:p>
          </table:table-cell>
          <table:table-cell office:value-type="string">
            <text:p>3,60</text:p>
          </table:table-cell>
          <table:table-cell office:value-type="string">
            <text:p>10,00</text:p>
          </table:table-cell>
          <table:table-cell office:value-type="string">
            <text:p>19,50</text:p>
          </table:table-cell>
          <table:table-cell office:value-type="string">
            <text:p>182,00</text:p>
          </table:table-cell>
        </table:table-row>
        <table:table-row table:style-name="ro3">
          <table:table-cell office:value-type="float" office:value="241">
            <text:p>241</text:p>
          </table:table-cell>
          <table:table-cell office:value-type="string">
            <text:p>Мороженое эскимо</text:p>
          </table:table-cell>
          <table:table-cell office:value-type="string">
            <text:p>3,60</text:p>
          </table:table-cell>
          <table:table-cell office:value-type="string">
            <text:p>20,00</text:p>
          </table:table-cell>
          <table:table-cell office:value-type="string">
            <text:p>19,50</text:p>
          </table:table-cell>
          <table:table-cell office:value-type="string">
            <text:p>278,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Пастила</text:p>
          </table:table-cell>
          <table:table-cell office:value-type="string">
            <text:p>0,60</text:p>
          </table:table-cell>
          <table:table-cell office:value-type="string">
            <text:p>0,00</text:p>
          </table:table-cell>
          <table:table-cell office:value-type="string">
            <text:p>80,10</text:p>
          </table:table-cell>
          <table:table-cell office:value-type="string">
            <text:p>301,00</text:p>
          </table:table-cell>
        </table:table-row>
        <table:table-row table:style-name="ro3">
          <table:table-cell office:value-type="float" office:value="243">
            <text:p>243</text:p>
          </table:table-cell>
          <table:table-cell office:value-type="string">
            <text:p>Печенье овсяное</text:p>
          </table:table-cell>
          <table:table-cell office:value-type="string">
            <text:p>6,50</text:p>
          </table:table-cell>
          <table:table-cell office:value-type="string">
            <text:p>14,10</text:p>
          </table:table-cell>
          <table:table-cell office:value-type="string">
            <text:p>71,40</text:p>
          </table:table-cell>
          <table:table-cell office:value-type="string">
            <text:p>430,00</text:p>
          </table:table-cell>
        </table:table-row>
        <table:table-row table:style-name="ro3">
          <table:table-cell office:value-type="float" office:value="244">
            <text:p>244</text:p>
          </table:table-cell>
          <table:table-cell office:value-type="string">
            <text:p>Печенье сдобное</text:p>
          </table:table-cell>
          <table:table-cell office:value-type="string">
            <text:p>10,50</text:p>
          </table:table-cell>
          <table:table-cell office:value-type="string">
            <text:p>5,20</text:p>
          </table:table-cell>
          <table:table-cell office:value-type="string">
            <text:p>76,00</text:p>
          </table:table-cell>
          <table:table-cell office:value-type="string">
            <text:p>447,00</text:p>
          </table:table-cell>
        </table:table-row>
        <table:table-row table:style-name="ro3">
          <table:table-cell office:value-type="float" office:value="245">
            <text:p>245</text:p>
          </table:table-cell>
          <table:table-cell office:value-type="string">
            <text:p>Пирожное слоеное</text:p>
          </table:table-cell>
          <table:table-cell office:value-type="string">
            <text:p>5,70</text:p>
          </table:table-cell>
          <table:table-cell office:value-type="string">
            <text:p>38,30</text:p>
          </table:table-cell>
          <table:table-cell office:value-type="string">
            <text:p>46,80</text:p>
          </table:table-cell>
          <table:table-cell office:value-type="string">
            <text:p>543,00</text:p>
          </table:table-cell>
        </table:table-row>
        <table:table-row table:style-name="ro3">
          <table:table-cell office:value-type="float" office:value="246">
            <text:p>246</text:p>
          </table:table-cell>
          <table:table-cell office:value-type="string">
            <text:p>Пирожное бисквитное</text:p>
          </table:table-cell>
          <table:table-cell office:value-type="string">
            <text:p>4,90</text:p>
          </table:table-cell>
          <table:table-cell office:value-type="string">
            <text:p>9,10</text:p>
          </table:table-cell>
          <table:table-cell office:value-type="string">
            <text:p>84,10</text:p>
          </table:table-cell>
          <table:table-cell office:value-type="string">
            <text:p>338,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Пряники</text:p>
          </table:table-cell>
          <table:table-cell office:value-type="string">
            <text:p>4,40</text:p>
          </table:table-cell>
          <table:table-cell office:value-type="string">
            <text:p>2,90</text:p>
          </table:table-cell>
          <table:table-cell office:value-type="string">
            <text:p>77,10</text:p>
          </table:table-cell>
          <table:table-cell office:value-type="string">
            <text:p>333,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Сахар</text:p>
          </table:table-cell>
          <table:table-cell office:value-type="string">
            <text:p>0,20</text:p>
          </table:table-cell>
          <table:table-cell office:value-type="string">
            <text:p>0,00</text:p>
          </table:table-cell>
          <table:table-cell office:value-type="string">
            <text:p>99,60</text:p>
          </table:table-cell>
          <table:table-cell office:value-type="string">
            <text:p>377,00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Халва подсолнечная</text:p>
          </table:table-cell>
          <table:table-cell office:value-type="string">
            <text:p>11,40</text:p>
          </table:table-cell>
          <table:table-cell office:value-type="string">
            <text:p>29,30</text:p>
          </table:table-cell>
          <table:table-cell office:value-type="string">
            <text:p>54,60</text:p>
          </table:table-cell>
          <table:table-cell office:value-type="string">
            <text:p>519,00</text:p>
          </table:table-cell>
        </table:table-row>
        <table:table-row table:style-name="ro3">
          <table:table-cell office:value-type="float" office:value="250">
            <text:p>250</text:p>
          </table:table-cell>
          <table:table-cell office:value-type="string">
            <text:p>Шоколад темный</text:p>
          </table:table-cell>
          <table:table-cell office:value-type="string">
            <text:p>5,20</text:p>
          </table:table-cell>
          <table:table-cell office:value-type="string">
            <text:p>35,60</text:p>
          </table:table-cell>
          <table:table-cell office:value-type="string">
            <text:p>52,40</text:p>
          </table:table-cell>
          <table:table-cell office:value-type="string">
            <text:p>546,00</text:p>
          </table:table-cell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Шоколад молочный</text:p>
          </table:table-cell>
          <table:table-cell office:value-type="string">
            <text:p>6,70</text:p>
          </table:table-cell>
          <table:table-cell office:value-type="string">
            <text:p>35,60</text:p>
          </table:table-cell>
          <table:table-cell office:value-type="string">
            <text:p>52,40</text:p>
          </table:table-cell>
          <table:table-cell office:value-type="string">
            <text:p>552,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Абрикосы</text:p>
          </table:table-cell>
          <table:table-cell office:value-type="string">
            <text:p>0,70</text:p>
          </table:table-cell>
          <table:table-cell office:value-type="string">
            <text:p>0,00</text:p>
          </table:table-cell>
          <table:table-cell office:value-type="string">
            <text:p>10,10</text:p>
          </table:table-cell>
          <table:table-cell office:value-type="string">
            <text:p>44,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Айва</text:p>
          </table:table-cell>
          <table:table-cell office:value-type="string">
            <text:p>0,60</text:p>
          </table:table-cell>
          <table:table-cell office:value-type="string">
            <text:p>0,00</text:p>
          </table:table-cell>
          <table:table-cell office:value-type="string">
            <text:p>8,70</text:p>
          </table:table-cell>
          <table:table-cell office:value-type="string">
            <text:p>37,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Алыча</text:p>
          </table:table-cell>
          <table:table-cell office:value-type="string">
            <text:p>0,30</text:p>
          </table:table-cell>
          <table:table-cell office:value-type="string">
            <text:p>0,00</text:p>
          </table:table-cell>
          <table:table-cell office:value-type="string">
            <text:p>7,60</text:p>
          </table:table-cell>
          <table:table-cell office:value-type="string">
            <text:p>35,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Ананас</text:p>
          </table:table-cell>
          <table:table-cell office:value-type="string">
            <text:p>0,30</text:p>
          </table:table-cell>
          <table:table-cell office:value-type="string">
            <text:p>0,00</text:p>
          </table:table-cell>
          <table:table-cell office:value-type="string">
            <text:p>11,90</text:p>
          </table:table-cell>
          <table:table-cell office:value-type="string">
            <text:p>49,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Апельсин</text:p>
          </table:table-cell>
          <table:table-cell office:value-type="string">
            <text:p>0,80</text:p>
          </table:table-cell>
          <table:table-cell office:value-type="string">
            <text:p>0,00</text:p>
          </table:table-cell>
          <table:table-cell office:value-type="string">
            <text:p>8,60</text:p>
          </table:table-cell>
          <table:table-cell office:value-type="string">
            <text:p>38,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Бананы</text:p>
          </table:table-cell>
          <table:table-cell office:value-type="string">
            <text:p>1,70</text:p>
          </table:table-cell>
          <table:table-cell office:value-type="string">
            <text:p>0,00</text:p>
          </table:table-cell>
          <table:table-cell office:value-type="string">
            <text:p>22,10</text:p>
          </table:table-cell>
          <table:table-cell office:value-type="string">
            <text:p>87,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Брусника</text:p>
          </table:table-cell>
          <table:table-cell office:value-type="string">
            <text:p>0,60</text:p>
          </table:table-cell>
          <table:table-cell office:value-type="string">
            <text:p>0,00</text:p>
          </table:table-cell>
          <table:table-cell office:value-type="string">
            <text:p>8,80</text:p>
          </table:table-cell>
          <table:table-cell office:value-type="string">
            <text:p>42,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Виноград</text:p>
          </table:table-cell>
          <table:table-cell office:value-type="string">
            <text:p>0,50</text:p>
          </table:table-cell>
          <table:table-cell office:value-type="string">
            <text:p>0,00</text:p>
          </table:table-cell>
          <table:table-cell office:value-type="string">
            <text:p>17,80</text:p>
          </table:table-cell>
          <table:table-cell office:value-type="string">
            <text:p>73,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Вишня</text:p>
          </table:table-cell>
          <table:table-cell office:value-type="string">
            <text:p>0,90</text:p>
          </table:table-cell>
          <table:table-cell office:value-type="string">
            <text:p>0,00</text:p>
          </table:table-cell>
          <table:table-cell office:value-type="string">
            <text:p>11,10</text:p>
          </table:table-cell>
          <table:table-cell office:value-type="string">
            <text:p>46,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Гранат</text:p>
          </table:table-cell>
          <table:table-cell office:value-type="string">
            <text:p>0,90</text:p>
          </table:table-cell>
          <table:table-cell office:value-type="string">
            <text:p>0,00</text:p>
          </table:table-cell>
          <table:table-cell office:value-type="string">
            <text:p>11,90</text:p>
          </table:table-cell>
          <table:table-cell office:value-type="string">
            <text:p>53,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Грейпфрут</text:p>
          </table:table-cell>
          <table:table-cell office:value-type="string">
            <text:p>0,80</text:p>
          </table:table-cell>
          <table:table-cell office:value-type="string">
            <text:p>0,00</text:p>
          </table:table-cell>
          <table:table-cell office:value-type="string">
            <text:p>7,50</text:p>
          </table:table-cell>
          <table:table-cell office:value-type="string">
            <text:p>37,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Груша</text:p>
          </table:table-cell>
          <table:table-cell office:value-type="string">
            <text:p>0,50</text:p>
          </table:table-cell>
          <table:table-cell office:value-type="string">
            <text:p>0,00</text:p>
          </table:table-cell>
          <table:table-cell office:value-type="string">
            <text:p>10,60</text:p>
          </table:table-cell>
          <table:table-cell office:value-type="string">
            <text:p>41,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Голубика</text:p>
          </table:table-cell>
          <table:table-cell office:value-type="string">
            <text:p>1,10</text:p>
          </table:table-cell>
          <table:table-cell office:value-type="string">
            <text:p>0,00</text:p>
          </table:table-cell>
          <table:table-cell office:value-type="string">
            <text:p>7,40</text:p>
          </table:table-cell>
          <table:table-cell office:value-type="string">
            <text:p>35,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Дыня</text:p>
          </table:table-cell>
          <table:table-cell office:value-type="string">
            <text:p>0,80</text:p>
          </table:table-cell>
          <table:table-cell office:value-type="string">
            <text:p>0,30</text:p>
          </table:table-cell>
          <table:table-cell office:value-type="string">
            <text:p>7,30</text:p>
          </table:table-cell>
          <table:table-cell office:value-type="string">
            <text:p>34,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Ежевика</text:p>
          </table:table-cell>
          <table:table-cell office:value-type="string">
            <text:p>1,90</text:p>
          </table:table-cell>
          <table:table-cell office:value-type="string">
            <text:p>0,00</text:p>
          </table:table-cell>
          <table:table-cell office:value-type="string">
            <text:p>5,10</text:p>
          </table:table-cell>
          <table:table-cell office:value-type="string">
            <text:p>31,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Земляника</text:p>
          </table:table-cell>
          <table:table-cell office:value-type="string">
            <text:p>1,90</text:p>
          </table:table-cell>
          <table:table-cell office:value-type="string">
            <text:p>0,00</text:p>
          </table:table-cell>
          <table:table-cell office:value-type="string">
            <text:p>7,10</text:p>
          </table:table-cell>
          <table:table-cell office:value-type="string">
            <text:p>40,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Инжир</text:p>
          </table:table-cell>
          <table:table-cell office:value-type="string">
            <text:p>0,90</text:p>
          </table:table-cell>
          <table:table-cell office:value-type="string">
            <text:p>0,00</text:p>
          </table:table-cell>
          <table:table-cell office:value-type="string">
            <text:p>13,70</text:p>
          </table:table-cell>
          <table:table-cell office:value-type="string">
            <text:p>57,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Киви</text:p>
          </table:table-cell>
          <table:table-cell office:value-type="string">
            <text:p>1,00</text:p>
          </table:table-cell>
          <table:table-cell office:value-type="string">
            <text:p>0,70</text:p>
          </table:table-cell>
          <table:table-cell office:value-type="string">
            <text:p>9,70</text:p>
          </table:table-cell>
          <table:table-cell office:value-type="string">
            <text:p>46,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Кизил</text:p>
          </table:table-cell>
          <table:table-cell office:value-type="string">
            <text:p>1,10</text:p>
          </table:table-cell>
          <table:table-cell office:value-type="string">
            <text:p>0,00</text:p>
          </table:table-cell>
          <table:table-cell office:value-type="string">
            <text:p>9,40</text:p>
          </table:table-cell>
          <table:table-cell office:value-type="string">
            <text:p>42,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Клубника</text:p>
          </table:table-cell>
          <table:table-cell office:value-type="string">
            <text:p>0,60</text:p>
          </table:table-cell>
          <table:table-cell office:value-type="string">
            <text:p>0,40</text:p>
          </table:table-cell>
          <table:table-cell office:value-type="string">
            <text:p>7,00</text:p>
          </table:table-cell>
          <table:table-cell office:value-type="string">
            <text:p>30,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Клюква</text:p>
          </table:table-cell>
          <table:table-cell office:value-type="string">
            <text:p>0,70</text:p>
          </table:table-cell>
          <table:table-cell office:value-type="string">
            <text:p>0,00</text:p>
          </table:table-cell>
          <table:table-cell office:value-type="string">
            <text:p>4,90</text:p>
          </table:table-cell>
          <table:table-cell office:value-type="string">
            <text:p>27,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Крыжовник</text:p>
          </table:table-cell>
          <table:table-cell office:value-type="string">
            <text:p>0,80</text:p>
          </table:table-cell>
          <table:table-cell office:value-type="string">
            <text:p>0,00</text:p>
          </table:table-cell>
          <table:table-cell office:value-type="string">
            <text:p>9,70</text:p>
          </table:table-cell>
          <table:table-cell office:value-type="string">
            <text:p>43,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Лимон</text:p>
          </table:table-cell>
          <table:table-cell office:value-type="string">
            <text:p>0,90</text:p>
          </table:table-cell>
          <table:table-cell office:value-type="string">
            <text:p>0,00</text:p>
          </table:table-cell>
          <table:table-cell office:value-type="string">
            <text:p>3,30</text:p>
          </table:table-cell>
          <table:table-cell office:value-type="string">
            <text:p>30,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Малина</text:p>
          </table:table-cell>
          <table:table-cell office:value-type="string">
            <text:p>0,70</text:p>
          </table:table-cell>
          <table:table-cell office:value-type="string">
            <text:p>0,00</text:p>
          </table:table-cell>
          <table:table-cell office:value-type="string">
            <text:p>9,20</text:p>
          </table:table-cell>
          <table:table-cell office:value-type="string">
            <text:p>43,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Мандарин</text:p>
          </table:table-cell>
          <table:table-cell office:value-type="string">
            <text:p>0,90</text:p>
          </table:table-cell>
          <table:table-cell office:value-type="string">
            <text:p>0,00</text:p>
          </table:table-cell>
          <table:table-cell office:value-type="string">
            <text:p>8,80</text:p>
          </table:table-cell>
          <table:table-cell office:value-type="string">
            <text:p>39,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Манго</text:p>
          </table:table-cell>
          <table:table-cell office:value-type="string">
            <text:p>0,60</text:p>
          </table:table-cell>
          <table:table-cell office:value-type="string">
            <text:p>0,40</text:p>
          </table:table-cell>
          <table:table-cell office:value-type="string">
            <text:p>11,80</text:p>
          </table:table-cell>
          <table:table-cell office:value-type="string">
            <text:p>69,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Морошка</text:p>
          </table:table-cell>
          <table:table-cell office:value-type="string">
            <text:p>0,90</text:p>
          </table:table-cell>
          <table:table-cell office:value-type="string">
            <text:p>0,00</text:p>
          </table:table-cell>
          <table:table-cell office:value-type="string">
            <text:p>6,90</text:p>
          </table:table-cell>
          <table:table-cell office:value-type="string">
            <text:p>33,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Облепиха</text:p>
          </table:table-cell>
          <table:table-cell office:value-type="string">
            <text:p>0,80</text:p>
          </table:table-cell>
          <table:table-cell office:value-type="string">
            <text:p>0,00</text:p>
          </table:table-cell>
          <table:table-cell office:value-type="string">
            <text:p>5,60</text:p>
          </table:table-cell>
          <table:table-cell office:value-type="string">
            <text:p>31,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Персики</text:p>
          </table:table-cell>
          <table:table-cell office:value-type="string">
            <text:p>0,90</text:p>
          </table:table-cell>
          <table:table-cell office:value-type="string">
            <text:p>0,00</text:p>
          </table:table-cell>
          <table:table-cell office:value-type="string">
            <text:p>10,10</text:p>
          </table:table-cell>
          <table:table-cell office:value-type="string">
            <text:p>42,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Памело</text:p>
          </table:table-cell>
          <table:table-cell office:value-type="string">
            <text:p>0,60</text:p>
          </table:table-cell>
          <table:table-cell office:value-type="string">
            <text:p>0,10</text:p>
          </table:table-cell>
          <table:table-cell office:value-type="string">
            <text:p>6,10</text:p>
          </table:table-cell>
          <table:table-cell office:value-type="string">
            <text:p>29,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Рябина</text:p>
          </table:table-cell>
          <table:table-cell office:value-type="string">
            <text:p>1,60</text:p>
          </table:table-cell>
          <table:table-cell office:value-type="string">
            <text:p>0,00</text:p>
          </table:table-cell>
          <table:table-cell office:value-type="string">
            <text:p>12,20</text:p>
          </table:table-cell>
          <table:table-cell office:value-type="string">
            <text:p>57,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Слива</text:p>
          </table:table-cell>
          <table:table-cell office:value-type="string">
            <text:p>0,80</text:p>
          </table:table-cell>
          <table:table-cell office:value-type="string">
            <text:p>0,00</text:p>
          </table:table-cell>
          <table:table-cell office:value-type="string">
            <text:p>9,70</text:p>
          </table:table-cell>
          <table:table-cell office:value-type="string">
            <text:p>41,00</text:p>
          </table:table-cell>
        </table:table-row>
        <table:table-row table:style-name="ro3">
          <table:table-cell office:value-type="float" office:value="284">
            <text:p>284</text:p>
          </table:table-cell>
          <table:table-cell office:value-type="string">
            <text:p>Смородина белая</text:p>
          </table:table-cell>
          <table:table-cell office:value-type="string">
            <text:p>0,40</text:p>
          </table:table-cell>
          <table:table-cell office:value-type="string">
            <text:p>0,00</text:p>
          </table:table-cell>
          <table:table-cell office:value-type="string">
            <text:p>8,50</text:p>
          </table:table-cell>
          <table:table-cell office:value-type="string">
            <text:p>37,00</text:p>
          </table:table-cell>
        </table:table-row>
        <table:table-row table:style-name="ro3">
          <table:table-cell office:value-type="float" office:value="285">
            <text:p>285</text:p>
          </table:table-cell>
          <table:table-cell office:value-type="string">
            <text:p>Смородина красная</text:p>
          </table:table-cell>
          <table:table-cell office:value-type="string">
            <text:p>0,60</text:p>
          </table:table-cell>
          <table:table-cell office:value-type="string">
            <text:p>0,00</text:p>
          </table:table-cell>
          <table:table-cell office:value-type="string">
            <text:p>8,70</text:p>
          </table:table-cell>
          <table:table-cell office:value-type="string">
            <text:p>39,00</text:p>
          </table:table-cell>
        </table:table-row>
        <table:table-row table:style-name="ro3">
          <table:table-cell office:value-type="float" office:value="286">
            <text:p>286</text:p>
          </table:table-cell>
          <table:table-cell office:value-type="string">
            <text:p>Смородина черная</text:p>
          </table:table-cell>
          <table:table-cell office:value-type="string">
            <text:p>1,00</text:p>
          </table:table-cell>
          <table:table-cell office:value-type="string">
            <text:p>0,00</text:p>
          </table:table-cell>
          <table:table-cell office:value-type="string">
            <text:p>8,00</text:p>
          </table:table-cell>
          <table:table-cell office:value-type="string">
            <text:p>38,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Хурма</text:p>
          </table:table-cell>
          <table:table-cell office:value-type="string">
            <text:p>0,70</text:p>
          </table:table-cell>
          <table:table-cell office:value-type="string">
            <text:p>0,00</text:p>
          </table:table-cell>
          <table:table-cell office:value-type="string">
            <text:p>15,70</text:p>
          </table:table-cell>
          <table:table-cell office:value-type="string">
            <text:p>61,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Черешня</text:p>
          </table:table-cell>
          <table:table-cell office:value-type="string">
            <text:p>1,30</text:p>
          </table:table-cell>
          <table:table-cell office:value-type="string">
            <text:p>0,00</text:p>
          </table:table-cell>
          <table:table-cell office:value-type="string">
            <text:p>12,50</text:p>
          </table:table-cell>
          <table:table-cell office:value-type="string">
            <text:p>54,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Черника</text:p>
          </table:table-cell>
          <table:table-cell office:value-type="string">
            <text:p>1,20</text:p>
          </table:table-cell>
          <table:table-cell office:value-type="string">
            <text:p>0,00</text:p>
          </table:table-cell>
          <table:table-cell office:value-type="string">
            <text:p>8,80</text:p>
          </table:table-cell>
          <table:table-cell office:value-type="string">
            <text:p>41,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Шелковица</text:p>
          </table:table-cell>
          <table:table-cell office:value-type="string">
            <text:p>0,60</text:p>
          </table:table-cell>
          <table:table-cell office:value-type="string">
            <text:p>0,00</text:p>
          </table:table-cell>
          <table:table-cell office:value-type="string">
            <text:p>12,50</text:p>
          </table:table-cell>
          <table:table-cell office:value-type="string">
            <text:p>50,00</text:p>
          </table:table-cell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Шиповник свежий</text:p>
          </table:table-cell>
          <table:table-cell office:value-type="string">
            <text:p>1,50</text:p>
          </table:table-cell>
          <table:table-cell office:value-type="string">
            <text:p>0,00</text:p>
          </table:table-cell>
          <table:table-cell office:value-type="string">
            <text:p>24,20</text:p>
          </table:table-cell>
          <table:table-cell office:value-type="string">
            <text:p>106,00</text:p>
          </table:table-cell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Шиповник сушеный</text:p>
          </table:table-cell>
          <table:table-cell office:value-type="string">
            <text:p>4,50</text:p>
          </table:table-cell>
          <table:table-cell office:value-type="string">
            <text:p>0,00</text:p>
          </table:table-cell>
          <table:table-cell office:value-type="string">
            <text:p>60,10</text:p>
          </table:table-cell>
          <table:table-cell office:value-type="string">
            <text:p>259,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Яблоки</text:p>
          </table:table-cell>
          <table:table-cell office:value-type="string">
            <text:p>0,50</text:p>
          </table:table-cell>
          <table:table-cell office:value-type="string">
            <text:p>0,00</text:p>
          </table:table-cell>
          <table:table-cell office:value-type="string">
            <text:p>11,40</text:p>
          </table:table-cell>
          <table:table-cell office:value-type="string">
            <text:p>48,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Баранки</text:p>
          </table:table-cell>
          <table:table-cell office:value-type="string">
            <text:p>16,40</text:p>
          </table:table-cell>
          <table:table-cell office:value-type="string">
            <text:p>1,10</text:p>
          </table:table-cell>
          <table:table-cell office:value-type="string">
            <text:p>69,70</text:p>
          </table:table-cell>
          <table:table-cell office:value-type="string">
            <text:p>342,00</text:p>
          </table:table-cell>
        </table:table-row>
        <table:table-row table:style-name="ro3">
          <table:table-cell office:value-type="float" office:value="295">
            <text:p>295</text:p>
          </table:table-cell>
          <table:table-cell office:value-type="string">
            <text:p>Батон нарезной</text:p>
          </table:table-cell>
          <table:table-cell office:value-type="string">
            <text:p>9,40</text:p>
          </table:table-cell>
          <table:table-cell office:value-type="string">
            <text:p>2,70</text:p>
          </table:table-cell>
          <table:table-cell office:value-type="string">
            <text:p>50,70</text:p>
          </table:table-cell>
          <table:table-cell office:value-type="string">
            <text:p>261,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Бублики</text:p>
          </table:table-cell>
          <table:table-cell office:value-type="string">
            <text:p>16,40</text:p>
          </table:table-cell>
          <table:table-cell office:value-type="string">
            <text:p>1,10</text:p>
          </table:table-cell>
          <table:table-cell office:value-type="string">
            <text:p>69,70</text:p>
          </table:table-cell>
          <table:table-cell office:value-type="string">
            <text:p>342,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Булочка</text:p>
          </table:table-cell>
          <table:table-cell office:value-type="string">
            <text:p>7,40</text:p>
          </table:table-cell>
          <table:table-cell office:value-type="string">
            <text:p>1,80</text:p>
          </table:table-cell>
          <table:table-cell office:value-type="string">
            <text:p>43,70</text:p>
          </table:table-cell>
          <table:table-cell office:value-type="string">
            <text:p>218,00</text:p>
          </table:table-cell>
        </table:table-row>
        <table:table-row table:style-name="ro3">
          <table:table-cell office:value-type="float" office:value="298">
            <text:p>298</text:p>
          </table:table-cell>
          <table:table-cell office:value-type="string">
            <text:p>Лаваш армянский</text:p>
          </table:table-cell>
          <table:table-cell office:value-type="string">
            <text:p>7,70</text:p>
          </table:table-cell>
          <table:table-cell office:value-type="string">
            <text:p>1,10</text:p>
          </table:table-cell>
          <table:table-cell office:value-type="string">
            <text:p>47,80</text:p>
          </table:table-cell>
          <table:table-cell office:value-type="string">
            <text:p>239,00</text:p>
          </table:table-cell>
        </table:table-row>
        <table:table-row table:style-name="ro4">
          <table:table-cell office:value-type="float" office:value="299">
            <text:p>299</text:p>
          </table:table-cell>
          <table:table-cell office:value-type="string">
            <text:p>Мука пшеничная высшего сорта</text:p>
          </table:table-cell>
          <table:table-cell office:value-type="string">
            <text:p>10,40</text:p>
          </table:table-cell>
          <table:table-cell office:value-type="string">
            <text:p>0,80</text:p>
          </table:table-cell>
          <table:table-cell office:value-type="string">
            <text:p>74,50</text:p>
          </table:table-cell>
          <table:table-cell office:value-type="string">
            <text:p>324,0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Мука пшеничная I сорта</text:p>
          </table:table-cell>
          <table:table-cell office:value-type="string">
            <text:p>10,60</text:p>
          </table:table-cell>
          <table:table-cell office:value-type="string">
            <text:p>1,40</text:p>
          </table:table-cell>
          <table:table-cell office:value-type="string">
            <text:p>73,60</text:p>
          </table:table-cell>
          <table:table-cell office:value-type="string">
            <text:p>329,00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Мука пшеничная II сорта</text:p>
          </table:table-cell>
          <table:table-cell office:value-type="string">
            <text:p>11,60</text:p>
          </table:table-cell>
          <table:table-cell office:value-type="string">
            <text:p>1,90</text:p>
          </table:table-cell>
          <table:table-cell office:value-type="string">
            <text:p>70,70</text:p>
          </table:table-cell>
          <table:table-cell office:value-type="string">
            <text:p>328,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Мука ржаная</text:p>
          </table:table-cell>
          <table:table-cell office:value-type="string">
            <text:p>6,80</text:p>
          </table:table-cell>
          <table:table-cell office:value-type="string">
            <text:p>1,20</text:p>
          </table:table-cell>
          <table:table-cell office:value-type="string">
            <text:p>76,80</text:p>
          </table:table-cell>
          <table:table-cell office:value-type="string">
            <text:p>321,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Сушки</text:p>
          </table:table-cell>
          <table:table-cell office:value-type="string">
            <text:p>11,10</text:p>
          </table:table-cell>
          <table:table-cell office:value-type="string">
            <text:p>1,00</text:p>
          </table:table-cell>
          <table:table-cell office:value-type="string">
            <text:p>73,20</text:p>
          </table:table-cell>
          <table:table-cell office:value-type="string">
            <text:p>335,00</text:p>
          </table:table-cell>
        </table:table-row>
        <table:table-row table:style-name="ro3">
          <table:table-cell office:value-type="float" office:value="304">
            <text:p>304</text:p>
          </table:table-cell>
          <table:table-cell office:value-type="string">
            <text:p>Сухари пшеничные</text:p>
          </table:table-cell>
          <table:table-cell office:value-type="string">
            <text:p>11,60</text:p>
          </table:table-cell>
          <table:table-cell office:value-type="string">
            <text:p>1,80</text:p>
          </table:table-cell>
          <table:table-cell office:value-type="string">
            <text:p>72,10</text:p>
          </table:table-cell>
          <table:table-cell office:value-type="string">
            <text:p>327,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Хлеб ржаной</text:p>
          </table:table-cell>
          <table:table-cell office:value-type="string">
            <text:p>4,70</text:p>
          </table:table-cell>
          <table:table-cell office:value-type="string">
            <text:p>0,60</text:p>
          </table:table-cell>
          <table:table-cell office:value-type="string">
            <text:p>49,50</text:p>
          </table:table-cell>
          <table:table-cell office:value-type="string">
            <text:p>210,00</text:p>
          </table:table-cell>
        </table:table-row>
        <table:table-row table:style-name="ro4">
          <table:table-cell office:value-type="float" office:value="306">
            <text:p>306</text:p>
          </table:table-cell>
          <table:table-cell office:value-type="string">
            <text:p>Хлеб пшеничный из муки I сорта</text:p>
          </table:table-cell>
          <table:table-cell office:value-type="string">
            <text:p>7,40</text:p>
          </table:table-cell>
          <table:table-cell office:value-type="string">
            <text:p>2,20</text:p>
          </table:table-cell>
          <table:table-cell office:value-type="string">
            <text:p>53,00</text:p>
          </table:table-cell>
          <table:table-cell office:value-type="string">
            <text:p>246,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Омлет</text:p>
          </table:table-cell>
          <table:table-cell office:value-type="string">
            <text:p>9,70</text:p>
          </table:table-cell>
          <table:table-cell office:value-type="string">
            <text:p>15,50</text:p>
          </table:table-cell>
          <table:table-cell office:value-type="string">
            <text:p>1,70</text:p>
          </table:table-cell>
          <table:table-cell office:value-type="string">
            <text:p>181,00</text:p>
          </table:table-cell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Яйцо куриное</text:p>
          </table:table-cell>
          <table:table-cell office:value-type="string">
            <text:p>12,70</text:p>
          </table:table-cell>
          <table:table-cell office:value-type="string">
            <text:p>11,10</text:p>
          </table:table-cell>
          <table:table-cell office:value-type="string">
            <text:p>0,60</text:p>
          </table:table-cell>
          <table:table-cell office:value-type="string">
            <text:p>153,00</text:p>
          </table:table-cell>
        </table:table-row>
        <table:table-row table:style-name="ro3">
          <table:table-cell office:value-type="float" office:value="309">
            <text:p>309</text:p>
          </table:table-cell>
          <table:table-cell office:value-type="string">
            <text:p>Яйцо перепелиное</text:p>
          </table:table-cell>
          <table:table-cell office:value-type="string">
            <text:p>11,90</text:p>
          </table:table-cell>
          <table:table-cell office:value-type="string">
            <text:p>13,30</text:p>
          </table:table-cell>
          <table:table-cell office:value-type="string">
            <text:p>0,80</text:p>
          </table:table-cell>
          <table:table-cell office:value-type="string">
            <text:p>170,00</text:p>
          </table:table-cell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Яйцо страусиное</text:p>
          </table:table-cell>
          <table:table-cell office:value-type="string">
            <text:p>12,40</text:p>
          </table:table-cell>
          <table:table-cell office:value-type="string">
            <text:p>11,50</text:p>
          </table:table-cell>
          <table:table-cell office:value-type="string">
            <text:p>0,80</text:p>
          </table:table-cell>
          <table:table-cell office:value-type="string">
            <text:p>118,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Яйцо утиное</text:p>
          </table:table-cell>
          <table:table-cell office:value-type="string">
            <text:p>13,50</text:p>
          </table:table-cell>
          <table:table-cell office:value-type="string">
            <text:p>14,10</text:p>
          </table:table-cell>
          <table:table-cell office:value-type="string">
            <text:p>0,20</text:p>
          </table:table-cell>
          <table:table-cell office:value-type="string">
            <text:p>176,00</text:p>
          </table:table-cell>
        </table:table-row>
        <table:table-row table:style-name="ro3">
          <table:table-cell office:value-type="float" office:value="312">
            <text:p>312</text:p>
          </table:table-cell>
          <table:table-cell office:value-type="string">
            <text:p>Яичный порошок</text:p>
          </table:table-cell>
          <table:table-cell office:value-type="string">
            <text:p>45,30</text:p>
          </table:table-cell>
          <table:table-cell office:value-type="string">
            <text:p>37,30</text:p>
          </table:table-cell>
          <table:table-cell office:value-type="string">
            <text:p>5,10</text:p>
          </table:table-cell>
          <table:table-cell office:value-type="string">
            <text:p>545,00</text:p>
          </table:table-cell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Икра кеты зернистая</text:p>
          </table:table-cell>
          <table:table-cell office:value-type="string">
            <text:p>31,60</text:p>
          </table:table-cell>
          <table:table-cell office:value-type="string">
            <text:p>13,70</text:p>
          </table:table-cell>
          <table:table-cell office:value-type="string">
            <text:p>0,00</text:p>
          </table:table-cell>
          <table:table-cell office:value-type="string">
            <text:p>250,00</text:p>
          </table:table-cell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Икра лещевая пробойная</text:p>
          </table:table-cell>
          <table:table-cell office:value-type="string">
            <text:p>24,60</text:p>
          </table:table-cell>
          <table:table-cell office:value-type="string">
            <text:p>4,90</text:p>
          </table:table-cell>
          <table:table-cell office:value-type="string">
            <text:p>0,00</text:p>
          </table:table-cell>
          <table:table-cell office:value-type="string">
            <text:p>144,00</text:p>
          </table:table-cell>
        </table:table-row>
        <table:table-row table:style-name="ro3">
          <table:table-cell office:value-type="float" office:value="315">
            <text:p>315</text:p>
          </table:table-cell>
          <table:table-cell office:value-type="string">
            <text:p>Икра минтая пробойная</text:p>
          </table:table-cell>
          <table:table-cell office:value-type="string">
            <text:p>28,30</text:p>
          </table:table-cell>
          <table:table-cell office:value-type="string">
            <text:p>1,80</text:p>
          </table:table-cell>
          <table:table-cell office:value-type="string">
            <text:p>0,00</text:p>
          </table:table-cell>
          <table:table-cell office:value-type="string">
            <text:p>127,00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Икра осетровая зернистая</text:p>
          </table:table-cell>
          <table:table-cell office:value-type="string">
            <text:p>28,30</text:p>
          </table:table-cell>
          <table:table-cell office:value-type="string">
            <text:p>9,60</text:p>
          </table:table-cell>
          <table:table-cell office:value-type="string">
            <text:p>0,00</text:p>
          </table:table-cell>
          <table:table-cell office:value-type="string">
            <text:p>201,00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Икра осетровая пробойная</text:p>
          </table:table-cell>
          <table:table-cell office:value-type="string">
            <text:p>36,30</text:p>
          </table:table-cell>
          <table:table-cell office:value-type="string">
            <text:p>10,10</text:p>
          </table:table-cell>
          <table:table-cell office:value-type="string">
            <text:p>0,00</text:p>
          </table:table-cell>
          <table:table-cell office:value-type="string">
            <text:p>235,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Бренди</text:p>
          </table:table-cell>
          <table:table-cell table:number-columns-repeated="2" office:value-type="string">
            <text:p>0,00</text:p>
          </table:table-cell>
          <table:table-cell office:value-type="string">
            <text:p>1,00</text:p>
          </table:table-cell>
          <table:table-cell office:value-type="string">
            <text:p>225,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Вермут</text:p>
          </table:table-cell>
          <table:table-cell table:number-columns-repeated="2" office:value-type="string">
            <text:p>0,00</text:p>
          </table:table-cell>
          <table:table-cell office:value-type="string">
            <text:p>15,90</text:p>
          </table:table-cell>
          <table:table-cell office:value-type="string">
            <text:p>155,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Вино сухое</text:p>
          </table:table-cell>
          <table:table-cell table:number-columns-repeated="3" office:value-type="string">
            <text:p>0,00</text:p>
          </table:table-cell>
          <table:table-cell office:value-type="string">
            <text:p>66,00</text:p>
          </table:table-cell>
        </table:table-row>
        <table:table-row table:style-name="ro3">
          <table:table-cell office:value-type="float" office:value="321">
            <text:p>321</text:p>
          </table:table-cell>
          <table:table-cell office:value-type="string">
            <text:p>Вино полусухое</text:p>
          </table:table-cell>
          <table:table-cell office:value-type="string">
            <text:p>0,30</text:p>
          </table:table-cell>
          <table:table-cell office:value-type="string">
            <text:p>0,00</text:p>
          </table:table-cell>
          <table:table-cell office:value-type="string">
            <text:p>2,50</text:p>
          </table:table-cell>
          <table:table-cell office:value-type="string">
            <text:p>78,00</text:p>
          </table:table-cell>
        </table:table-row>
        <table:table-row table:style-name="ro3">
          <table:table-cell office:value-type="float" office:value="322">
            <text:p>322</text:p>
          </table:table-cell>
          <table:table-cell office:value-type="string">
            <text:p>Вино десертное</text:p>
          </table:table-cell>
          <table:table-cell office:value-type="string">
            <text:p>0,50</text:p>
          </table:table-cell>
          <table:table-cell office:value-type="string">
            <text:p>0,00</text:p>
          </table:table-cell>
          <table:table-cell office:value-type="string">
            <text:p>20,00</text:p>
          </table:table-cell>
          <table:table-cell office:value-type="string">
            <text:p>175,00</text:p>
          </table:table-cell>
        </table:table-row>
        <table:table-row table:style-name="ro3">
          <table:table-cell office:value-type="float" office:value="323">
            <text:p>323</text:p>
          </table:table-cell>
          <table:table-cell office:value-type="string">
            <text:p>Вино полусладкое</text:p>
          </table:table-cell>
          <table:table-cell office:value-type="string">
            <text:p>0,20</text:p>
          </table:table-cell>
          <table:table-cell office:value-type="string">
            <text:p>0,00</text:p>
          </table:table-cell>
          <table:table-cell office:value-type="string">
            <text:p>5,00</text:p>
          </table:table-cell>
          <table:table-cell office:value-type="string">
            <text:p>88,00</text:p>
          </table:table-cell>
        </table:table-row>
        <table:table-row table:style-name="ro3">
          <table:table-cell office:value-type="float" office:value="324">
            <text:p>324</text:p>
          </table:table-cell>
          <table:table-cell office:value-type="string">
            <text:p>Вино столовое</text:p>
          </table:table-cell>
          <table:table-cell office:value-type="string">
            <text:p>0,20</text:p>
          </table:table-cell>
          <table:table-cell office:value-type="string">
            <text:p>0,00</text:p>
          </table:table-cell>
          <table:table-cell office:value-type="string">
            <text:p>0,20</text:p>
          </table:table-cell>
          <table:table-cell office:value-type="string">
            <text:p>67,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Виски</text:p>
          </table:table-cell>
          <table:table-cell table:number-columns-repeated="3" office:value-type="string">
            <text:p>0,00</text:p>
          </table:table-cell>
          <table:table-cell office:value-type="string">
            <text:p>222,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Водка</text:p>
          </table:table-cell>
          <table:table-cell table:number-columns-repeated="2" office:value-type="string">
            <text:p>0,00</text:p>
          </table:table-cell>
          <table:table-cell office:value-type="string">
            <text:p>0,10</text:p>
          </table:table-cell>
          <table:table-cell office:value-type="string">
            <text:p>234,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Джин</text:p>
          </table:table-cell>
          <table:table-cell table:number-columns-repeated="3" office:value-type="string">
            <text:p>0,00</text:p>
          </table:table-cell>
          <table:table-cell office:value-type="string">
            <text:p>223,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Коньяк</text:p>
          </table:table-cell>
          <table:table-cell table:number-columns-repeated="2" office:value-type="string">
            <text:p>0,00</text:p>
          </table:table-cell>
          <table:table-cell office:value-type="string">
            <text:p>0,10</text:p>
          </table:table-cell>
          <table:table-cell office:value-type="string">
            <text:p>240,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Ликер</text:p>
          </table:table-cell>
          <table:table-cell table:number-columns-repeated="2" office:value-type="string">
            <text:p>0,00</text:p>
          </table:table-cell>
          <table:table-cell office:value-type="string">
            <text:p>53,00</text:p>
          </table:table-cell>
          <table:table-cell office:value-type="string">
            <text:p>344,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Пиво 3,0%</text:p>
          </table:table-cell>
          <table:table-cell office:value-type="string">
            <text:p>0,60</text:p>
          </table:table-cell>
          <table:table-cell office:value-type="string">
            <text:p>0,00</text:p>
          </table:table-cell>
          <table:table-cell office:value-type="string">
            <text:p>3,50</text:p>
          </table:table-cell>
          <table:table-cell office:value-type="string">
            <text:p>37,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Пиво 4,5%</text:p>
          </table:table-cell>
          <table:table-cell office:value-type="string">
            <text:p>0,80</text:p>
          </table:table-cell>
          <table:table-cell office:value-type="string">
            <text:p>0,00</text:p>
          </table:table-cell>
          <table:table-cell office:value-type="string">
            <text:p>4,50</text:p>
          </table:table-cell>
          <table:table-cell office:value-type="string">
            <text:p>45,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Пиво темное</text:p>
          </table:table-cell>
          <table:table-cell office:value-type="string">
            <text:p>0,20</text:p>
          </table:table-cell>
          <table:table-cell office:value-type="string">
            <text:p>0,00</text:p>
          </table:table-cell>
          <table:table-cell office:value-type="string">
            <text:p>4,00</text:p>
          </table:table-cell>
          <table:table-cell office:value-type="string">
            <text:p>39,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Портвейн</text:p>
          </table:table-cell>
          <table:table-cell table:number-columns-repeated="2" office:value-type="string">
            <text:p>0,00</text:p>
          </table:table-cell>
          <table:table-cell office:value-type="string">
            <text:p>13,80</text:p>
          </table:table-cell>
          <table:table-cell office:value-type="string">
            <text:p>167,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Ром</text:p>
          </table:table-cell>
          <table:table-cell table:number-columns-repeated="3" office:value-type="string">
            <text:p>0,00</text:p>
          </table:table-cell>
          <table:table-cell office:value-type="string">
            <text:p>217,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Шампанское</text:p>
          </table:table-cell>
          <table:table-cell office:value-type="string">
            <text:p>0,30</text:p>
          </table:table-cell>
          <table:table-cell office:value-type="string">
            <text:p>0,00</text:p>
          </table:table-cell>
          <table:table-cell office:value-type="string">
            <text:p>5,20</text:p>
          </table:table-cell>
          <table:table-cell office:value-type="string">
            <text:p>88,00</text:p>
          </table:table-cell>
        </table:table-row>
        <table:table-row table:style-name="ro1">
          <table:table-cell table:number-columns-repeated="6" office:value-type="string">
            <text:p>NULL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10/27/2019</text:date>, <text:time>16:30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arepjev</meta:initial-creator>
    <meta:creation-date>2019-10-27T15:40:18.53</meta:creation-date>
    <dc:date>2019-10-27T16:30:15.89</dc:date>
    <dc:creator>ivan arepjev</dc:creator>
    <meta:editing-duration>PT19M26S</meta:editing-duration>
    <meta:editing-cycles>1</meta:editing-cycles>
    <meta:document-statistic meta:table-count="3" meta:cell-count="1872" meta:object-count="0"/>
    <meta:generator>OpenOffice/4.1.7$Win32 OpenOffice.org_project/417m1$Build-9800</meta:generator>
  </office:meta>
</office:document-meta>
</file>